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nsumosTreinamento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formula="of:=[.A1]*60+[.B1]+[.C1]/1000" office:value-type="float" office:value="0.547" calcext:value-type="float">
            <text:p>0,54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table:formula="of:=[.A2]*60+[.B2]+[.C2]/1000" office:value-type="float" office:value="1.275" calcext:value-type="float">
            <text:p>1,27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7" calcext:value-type="float">
            <text:p>967</text:p>
          </table:table-cell>
          <table:table-cell table:formula="of:=[.A3]*60+[.B3]+[.C3]/1000" office:value-type="float" office:value="1.967" calcext:value-type="float">
            <text:p>1,96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1" calcext:value-type="float">
            <text:p>681</text:p>
          </table:table-cell>
          <table:table-cell table:formula="of:=[.A4]*60+[.B4]+[.C4]/1000" office:value-type="float" office:value="2.681" calcext:value-type="float">
            <text:p>2,68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4" calcext:value-type="float">
            <text:p>394</text:p>
          </table:table-cell>
          <table:table-cell table:formula="of:=[.A5]*60+[.B5]+[.C5]/1000" office:value-type="float" office:value="3.394" calcext:value-type="float">
            <text:p>3,39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formula="of:=[.A6]*60+[.B6]+[.C6]/1000" office:value-type="float" office:value="4.108" calcext:value-type="float">
            <text:p>4,10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36" calcext:value-type="float">
            <text:p>836</text:p>
          </table:table-cell>
          <table:table-cell table:formula="of:=[.A7]*60+[.B7]+[.C7]/1000" office:value-type="float" office:value="4.836" calcext:value-type="float">
            <text:p>4,8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97" calcext:value-type="float">
            <text:p>597</text:p>
          </table:table-cell>
          <table:table-cell table:formula="of:=[.A8]*60+[.B8]+[.C8]/1000" office:value-type="float" office:value="5.597" calcext:value-type="float">
            <text:p>5,59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53" calcext:value-type="float">
            <text:p>353</text:p>
          </table:table-cell>
          <table:table-cell table:formula="of:=[.A9]*60+[.B9]+[.C9]/1000" office:value-type="float" office:value="6.353" calcext:value-type="float">
            <text:p>6,35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table:formula="of:=[.A10]*60+[.B10]+[.C10]/1000" office:value-type="float" office:value="7.083" calcext:value-type="float">
            <text:p>7,08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86" calcext:value-type="float">
            <text:p>786</text:p>
          </table:table-cell>
          <table:table-cell table:formula="of:=[.A11]*60+[.B11]+[.C11]/1000" office:value-type="float" office:value="7.786" calcext:value-type="float">
            <text:p>7,78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78" calcext:value-type="float">
            <text:p>478</text:p>
          </table:table-cell>
          <table:table-cell table:formula="of:=[.A12]*60+[.B12]+[.C12]/1000" office:value-type="float" office:value="8.478" calcext:value-type="float">
            <text:p>8,4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5" calcext:value-type="float">
            <text:p>175</text:p>
          </table:table-cell>
          <table:table-cell table:formula="of:=[.A13]*60+[.B13]+[.C13]/1000" office:value-type="float" office:value="9.175" calcext:value-type="float">
            <text:p>9,17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97" calcext:value-type="float">
            <text:p>897</text:p>
          </table:table-cell>
          <table:table-cell table:formula="of:=[.A14]*60+[.B14]+[.C14]/1000" office:value-type="float" office:value="9.897" calcext:value-type="float">
            <text:p>9,89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53" calcext:value-type="float">
            <text:p>653</text:p>
          </table:table-cell>
          <table:table-cell table:formula="of:=[.A15]*60+[.B15]+[.C15]/1000" office:value-type="float" office:value="10.653" calcext:value-type="float">
            <text:p>10,65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94" calcext:value-type="float">
            <text:p>394</text:p>
          </table:table-cell>
          <table:table-cell table:formula="of:=[.A16]*60+[.B16]+[.C16]/1000" office:value-type="float" office:value="11.394" calcext:value-type="float">
            <text:p>11,39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table:formula="of:=[.A17]*60+[.B17]+[.C17]/1000" office:value-type="float" office:value="12.142" calcext:value-type="float">
            <text:p>12,14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75" calcext:value-type="float">
            <text:p>875</text:p>
          </table:table-cell>
          <table:table-cell table:formula="of:=[.A18]*60+[.B18]+[.C18]/1000" office:value-type="float" office:value="12.875" calcext:value-type="float">
            <text:p>12,87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14" calcext:value-type="float">
            <text:p>614</text:p>
          </table:table-cell>
          <table:table-cell table:formula="of:=[.A19]*60+[.B19]+[.C19]/1000" office:value-type="float" office:value="13.614" calcext:value-type="float">
            <text:p>13,6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17" calcext:value-type="float">
            <text:p>317</text:p>
          </table:table-cell>
          <table:table-cell table:formula="of:=[.A20]*60+[.B20]+[.C20]/1000" office:value-type="float" office:value="14.317" calcext:value-type="float">
            <text:p>14,31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A21]*60+[.B21]+[.C21]/1000" office:value-type="float" office:value="15.019" calcext:value-type="float">
            <text:p>15,0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47" calcext:value-type="float">
            <text:p>447</text:p>
          </table:table-cell>
          <table:table-cell table:formula="of:=[.A22]*60+[.B22]+[.C22]/1000" office:value-type="float" office:value="15.447" calcext:value-type="float">
            <text:p>15,44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53" calcext:value-type="float">
            <text:p>453</text:p>
          </table:table-cell>
          <table:table-cell table:formula="of:=[.A23]*60+[.B23]+[.C23]/1000" office:value-type="float" office:value="16.453" calcext:value-type="float">
            <text:p>16,45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8" calcext:value-type="float">
            <text:p>208</text:p>
          </table:table-cell>
          <table:table-cell table:formula="of:=[.A24]*60+[.B24]+[.C24]/1000" office:value-type="float" office:value="17.208" calcext:value-type="float">
            <text:p>17,20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67" calcext:value-type="float">
            <text:p>967</text:p>
          </table:table-cell>
          <table:table-cell table:formula="of:=[.A25]*60+[.B25]+[.C25]/1000" office:value-type="float" office:value="17.967" calcext:value-type="float">
            <text:p>17,96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1" calcext:value-type="float">
            <text:p>711</text:p>
          </table:table-cell>
          <table:table-cell table:formula="of:=[.A26]*60+[.B26]+[.C26]/1000" office:value-type="float" office:value="18.711" calcext:value-type="float">
            <text:p>18,7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33" calcext:value-type="float">
            <text:p>433</text:p>
          </table:table-cell>
          <table:table-cell table:formula="of:=[.A27]*60+[.B27]+[.C27]/1000" office:value-type="float" office:value="19.433" calcext:value-type="float">
            <text:p>19,43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28" calcext:value-type="float">
            <text:p>1228</text:p>
          </table:table-cell>
          <table:table-cell table:formula="of:=[.A28]*60+[.B28]+[.C28]/1000" office:value-type="float" office:value="21.228" calcext:value-type="float">
            <text:p>21,22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50" calcext:value-type="float">
            <text:p>850</text:p>
          </table:table-cell>
          <table:table-cell table:formula="of:=[.A29]*60+[.B29]+[.C29]/1000" office:value-type="float" office:value="20.85" calcext:value-type="float">
            <text:p>20,8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75" calcext:value-type="float">
            <text:p>575</text:p>
          </table:table-cell>
          <table:table-cell table:formula="of:=[.A30]*60+[.B30]+[.C30]/1000" office:value-type="float" office:value="21.575" calcext:value-type="float">
            <text:p>21,57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A31]*60+[.B31]+[.C31]/1000" office:value-type="float" office:value="22.006" calcext:value-type="float">
            <text:p>22,00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formula="of:=[.A32]*60+[.B32]+[.C32]/1000" office:value-type="float" office:value="23.028" calcext:value-type="float">
            <text:p>23,02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89" calcext:value-type="float">
            <text:p>789</text:p>
          </table:table-cell>
          <table:table-cell table:formula="of:=[.A33]*60+[.B33]+[.C33]/1000" office:value-type="float" office:value="23.789" calcext:value-type="float">
            <text:p>23,78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25" calcext:value-type="float">
            <text:p>525</text:p>
          </table:table-cell>
          <table:table-cell table:formula="of:=[.A34]*60+[.B34]+[.C34]/1000" office:value-type="float" office:value="24.525" calcext:value-type="float">
            <text:p>24,52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58" calcext:value-type="float">
            <text:p>258</text:p>
          </table:table-cell>
          <table:table-cell table:formula="of:=[.A35]*60+[.B35]+[.C35]/1000" office:value-type="float" office:value="25.258" calcext:value-type="float">
            <text:p>25,25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72" calcext:value-type="float">
            <text:p>972</text:p>
          </table:table-cell>
          <table:table-cell table:formula="of:=[.A36]*60+[.B36]+[.C36]/1000" office:value-type="float" office:value="25.972" calcext:value-type="float">
            <text:p>25,97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67" calcext:value-type="float">
            <text:p>667</text:p>
          </table:table-cell>
          <table:table-cell table:formula="of:=[.A37]*60+[.B37]+[.C37]/1000" office:value-type="float" office:value="26.667" calcext:value-type="float">
            <text:p>26,66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7" calcext:value-type="float">
            <text:p>347</text:p>
          </table:table-cell>
          <table:table-cell table:formula="of:=[.A38]*60+[.B38]+[.C38]/1000" office:value-type="float" office:value="27.347" calcext:value-type="float">
            <text:p>27,34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table:formula="of:=[.A39]*60+[.B39]+[.C39]/1000" office:value-type="float" office:value="28.069" calcext:value-type="float">
            <text:p>28,06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33" calcext:value-type="float">
            <text:p>833</text:p>
          </table:table-cell>
          <table:table-cell table:formula="of:=[.A40]*60+[.B40]+[.C40]/1000" office:value-type="float" office:value="28.833" calcext:value-type="float">
            <text:p>28,83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69" calcext:value-type="float">
            <text:p>569</text:p>
          </table:table-cell>
          <table:table-cell table:formula="of:=[.A41]*60+[.B41]+[.C41]/1000" office:value-type="float" office:value="29.569" calcext:value-type="float">
            <text:p>29,56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formula="of:=[.A42]*60+[.B42]+[.C42]/1000" office:value-type="float" office:value="30.3" calcext:value-type="float">
            <text:p>30,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formula="of:=[.A43]*60+[.B43]+[.C43]/1000" office:value-type="float" office:value="31.022" calcext:value-type="float">
            <text:p>31,02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33" calcext:value-type="float">
            <text:p>733</text:p>
          </table:table-cell>
          <table:table-cell table:formula="of:=[.A44]*60+[.B44]+[.C44]/1000" office:value-type="float" office:value="31.733" calcext:value-type="float">
            <text:p>31,73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33" calcext:value-type="float">
            <text:p>433</text:p>
          </table:table-cell>
          <table:table-cell table:formula="of:=[.A45]*60+[.B45]+[.C45]/1000" office:value-type="float" office:value="32.433" calcext:value-type="float">
            <text:p>32,43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2" calcext:value-type="float">
            <text:p>142</text:p>
          </table:table-cell>
          <table:table-cell table:formula="of:=[.A46]*60+[.B46]+[.C46]/1000" office:value-type="float" office:value="33.142" calcext:value-type="float">
            <text:p>33,14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53" calcext:value-type="float">
            <text:p>853</text:p>
          </table:table-cell>
          <table:table-cell table:formula="of:=[.A47]*60+[.B47]+[.C47]/1000" office:value-type="float" office:value="33.853" calcext:value-type="float">
            <text:p>33,85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81" calcext:value-type="float">
            <text:p>581</text:p>
          </table:table-cell>
          <table:table-cell table:formula="of:=[.A48]*60+[.B48]+[.C48]/1000" office:value-type="float" office:value="34.581" calcext:value-type="float">
            <text:p>34,58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table:formula="of:=[.A49]*60+[.B49]+[.C49]/1000" office:value-type="float" office:value="35.069" calcext:value-type="float">
            <text:p>35,06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formula="of:=[.A50]*60+[.B50]+[.C50]/1000" office:value-type="float" office:value="36.075" calcext:value-type="float">
            <text:p>36,07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11" calcext:value-type="float">
            <text:p>811</text:p>
          </table:table-cell>
          <table:table-cell table:formula="of:=[.A51]*60+[.B51]+[.C51]/1000" office:value-type="float" office:value="36.811" calcext:value-type="float">
            <text:p>36,8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19" calcext:value-type="float">
            <text:p>519</text:p>
          </table:table-cell>
          <table:table-cell table:formula="of:=[.A52]*60+[.B52]+[.C52]/1000" office:value-type="float" office:value="37.519" calcext:value-type="float">
            <text:p>37,5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08" calcext:value-type="float">
            <text:p>208</text:p>
          </table:table-cell>
          <table:table-cell table:formula="of:=[.A53]*60+[.B53]+[.C53]/1000" office:value-type="float" office:value="38.208" calcext:value-type="float">
            <text:p>38,20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06" calcext:value-type="float">
            <text:p>906</text:p>
          </table:table-cell>
          <table:table-cell table:formula="of:=[.A54]*60+[.B54]+[.C54]/1000" office:value-type="float" office:value="38.906" calcext:value-type="float">
            <text:p>38,90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92" calcext:value-type="float">
            <text:p>592</text:p>
          </table:table-cell>
          <table:table-cell table:formula="of:=[.A55]*60+[.B55]+[.C55]/1000" office:value-type="float" office:value="39.592" calcext:value-type="float">
            <text:p>39,59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25" calcext:value-type="float">
            <text:p>325</text:p>
          </table:table-cell>
          <table:table-cell table:formula="of:=[.A56]*60+[.B56]+[.C56]/1000" office:value-type="float" office:value="40.325" calcext:value-type="float">
            <text:p>40,32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formula="of:=[.A57]*60+[.B57]+[.C57]/1000" office:value-type="float" office:value="41.072" calcext:value-type="float">
            <text:p>41,07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14" calcext:value-type="float">
            <text:p>814</text:p>
          </table:table-cell>
          <table:table-cell table:formula="of:=[.A58]*60+[.B58]+[.C58]/1000" office:value-type="float" office:value="41.814" calcext:value-type="float">
            <text:p>41,8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31" calcext:value-type="float">
            <text:p>531</text:p>
          </table:table-cell>
          <table:table-cell table:formula="of:=[.A59]*60+[.B59]+[.C59]/1000" office:value-type="float" office:value="42.531" calcext:value-type="float">
            <text:p>42,5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64" calcext:value-type="float">
            <text:p>264</text:p>
          </table:table-cell>
          <table:table-cell table:formula="of:=[.A60]*60+[.B60]+[.C60]/1000" office:value-type="float" office:value="43.264" calcext:value-type="float">
            <text:p>43,26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83" calcext:value-type="float">
            <text:p>983</text:p>
          </table:table-cell>
          <table:table-cell table:formula="of:=[.A61]*60+[.B61]+[.C61]/1000" office:value-type="float" office:value="43.983" calcext:value-type="float">
            <text:p>43,98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78" calcext:value-type="float">
            <text:p>678</text:p>
          </table:table-cell>
          <table:table-cell table:formula="of:=[.A62]*60+[.B62]+[.C62]/1000" office:value-type="float" office:value="44.678" calcext:value-type="float">
            <text:p>44,6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75" calcext:value-type="float">
            <text:p>375</text:p>
          </table:table-cell>
          <table:table-cell table:formula="of:=[.A63]*60+[.B63]+[.C63]/1000" office:value-type="float" office:value="45.375" calcext:value-type="float">
            <text:p>45,37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table:formula="of:=[.A64]*60+[.B64]+[.C64]/1000" office:value-type="float" office:value="46.083" calcext:value-type="float">
            <text:p>46,08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17" calcext:value-type="float">
            <text:p>817</text:p>
          </table:table-cell>
          <table:table-cell table:formula="of:=[.A65]*60+[.B65]+[.C65]/1000" office:value-type="float" office:value="46.817" calcext:value-type="float">
            <text:p>46,81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78" calcext:value-type="float">
            <text:p>578</text:p>
          </table:table-cell>
          <table:table-cell table:formula="of:=[.A66]*60+[.B66]+[.C66]/1000" office:value-type="float" office:value="47.578" calcext:value-type="float">
            <text:p>47,5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28" calcext:value-type="float">
            <text:p>328</text:p>
          </table:table-cell>
          <table:table-cell table:formula="of:=[.A67]*60+[.B67]+[.C67]/1000" office:value-type="float" office:value="48.328" calcext:value-type="float">
            <text:p>48,32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formula="of:=[.A68]*60+[.B68]+[.C68]/1000" office:value-type="float" office:value="49.056" calcext:value-type="float">
            <text:p>49,05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67" calcext:value-type="float">
            <text:p>767</text:p>
          </table:table-cell>
          <table:table-cell table:formula="of:=[.A69]*60+[.B69]+[.C69]/1000" office:value-type="float" office:value="49.767" calcext:value-type="float">
            <text:p>49,76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67" calcext:value-type="float">
            <text:p>467</text:p>
          </table:table-cell>
          <table:table-cell table:formula="of:=[.A70]*60+[.B70]+[.C70]/1000" office:value-type="float" office:value="50.467" calcext:value-type="float">
            <text:p>50,46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formula="of:=[.A71]*60+[.B71]+[.C71]/1000" office:value-type="float" office:value="51.183" calcext:value-type="float">
            <text:p>51,18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94" calcext:value-type="float">
            <text:p>894</text:p>
          </table:table-cell>
          <table:table-cell table:formula="of:=[.A72]*60+[.B72]+[.C72]/1000" office:value-type="float" office:value="51.894" calcext:value-type="float">
            <text:p>51,89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28" calcext:value-type="float">
            <text:p>628</text:p>
          </table:table-cell>
          <table:table-cell table:formula="of:=[.A73]*60+[.B73]+[.C73]/1000" office:value-type="float" office:value="52.628" calcext:value-type="float">
            <text:p>52,62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69" calcext:value-type="float">
            <text:p>369</text:p>
          </table:table-cell>
          <table:table-cell table:formula="of:=[.A74]*60+[.B74]+[.C74]/1000" office:value-type="float" office:value="53.369" calcext:value-type="float">
            <text:p>53,36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9" calcext:value-type="float">
            <text:p>119</text:p>
          </table:table-cell>
          <table:table-cell table:formula="of:=[.A75]*60+[.B75]+[.C75]/1000" office:value-type="float" office:value="54.119" calcext:value-type="float">
            <text:p>54,1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53" calcext:value-type="float">
            <text:p>853</text:p>
          </table:table-cell>
          <table:table-cell table:formula="of:=[.A76]*60+[.B76]+[.C76]/1000" office:value-type="float" office:value="54.853" calcext:value-type="float">
            <text:p>54,85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78" calcext:value-type="float">
            <text:p>578</text:p>
          </table:table-cell>
          <table:table-cell table:formula="of:=[.A77]*60+[.B77]+[.C77]/1000" office:value-type="float" office:value="55.578" calcext:value-type="float">
            <text:p>55,5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83" calcext:value-type="float">
            <text:p>283</text:p>
          </table:table-cell>
          <table:table-cell table:formula="of:=[.A78]*60+[.B78]+[.C78]/1000" office:value-type="float" office:value="56.283" calcext:value-type="float">
            <text:p>56,28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86" calcext:value-type="float">
            <text:p>986</text:p>
          </table:table-cell>
          <table:table-cell table:formula="of:=[.A79]*60+[.B79]+[.C79]/1000" office:value-type="float" office:value="56.986" calcext:value-type="float">
            <text:p>56,98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78" calcext:value-type="float">
            <text:p>678</text:p>
          </table:table-cell>
          <table:table-cell table:formula="of:=[.A80]*60+[.B80]+[.C80]/1000" office:value-type="float" office:value="57.678" calcext:value-type="float">
            <text:p>57,6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19" calcext:value-type="float">
            <text:p>419</text:p>
          </table:table-cell>
          <table:table-cell table:formula="of:=[.A81]*60+[.B81]+[.C81]/1000" office:value-type="float" office:value="58.419" calcext:value-type="float">
            <text:p>58,4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94" calcext:value-type="float">
            <text:p>894</text:p>
          </table:table-cell>
          <table:table-cell table:formula="of:=[.A82]*60+[.B82]+[.C82]/1000" office:value-type="float" office:value="58.894" calcext:value-type="float">
            <text:p>58,89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33" calcext:value-type="float">
            <text:p>933</text:p>
          </table:table-cell>
          <table:table-cell table:formula="of:=[.A83]*60+[.B83]+[.C83]/1000" office:value-type="float" office:value="59.933" calcext:value-type="float">
            <text:p>59,9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table:formula="of:=[.A84]*60+[.B84]+[.C84]/1000" office:value-type="float" office:value="60.661" calcext:value-type="float">
            <text:p>60,6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table:formula="of:=[.A85]*60+[.B85]+[.C85]/1000" office:value-type="float" office:value="61.389" calcext:value-type="float">
            <text:p>61,3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formula="of:=[.A86]*60+[.B86]+[.C86]/1000" office:value-type="float" office:value="62.086" calcext:value-type="float">
            <text:p>62,0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89" calcext:value-type="float">
            <text:p>789</text:p>
          </table:table-cell>
          <table:table-cell table:formula="of:=[.A87]*60+[.B87]+[.C87]/1000" office:value-type="float" office:value="62.789" calcext:value-type="float">
            <text:p>62,7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formula="of:=[.A88]*60+[.B88]+[.C88]/1000" office:value-type="float" office:value="63.5" calcext:value-type="float">
            <text:p>63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6" calcext:value-type="float">
            <text:p>206</text:p>
          </table:table-cell>
          <table:table-cell table:formula="of:=[.A89]*60+[.B89]+[.C89]/1000" office:value-type="float" office:value="64.206" calcext:value-type="float">
            <text:p>64,2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33" calcext:value-type="float">
            <text:p>933</text:p>
          </table:table-cell>
          <table:table-cell table:formula="of:=[.A90]*60+[.B90]+[.C90]/1000" office:value-type="float" office:value="64.933" calcext:value-type="float">
            <text:p>64,9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69" calcext:value-type="float">
            <text:p>669</text:p>
          </table:table-cell>
          <table:table-cell table:formula="of:=[.A91]*60+[.B91]+[.C91]/1000" office:value-type="float" office:value="65.669" calcext:value-type="float">
            <text:p>65,6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33" calcext:value-type="float">
            <text:p>433</text:p>
          </table:table-cell>
          <table:table-cell table:formula="of:=[.A92]*60+[.B92]+[.C92]/1000" office:value-type="float" office:value="66.433" calcext:value-type="float">
            <text:p>66,4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7" calcext:value-type="float">
            <text:p>167</text:p>
          </table:table-cell>
          <table:table-cell table:formula="of:=[.A93]*60+[.B93]+[.C93]/1000" office:value-type="float" office:value="67.167" calcext:value-type="float">
            <text:p>67,1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58" calcext:value-type="float">
            <text:p>858</text:p>
          </table:table-cell>
          <table:table-cell table:formula="of:=[.A94]*60+[.B94]+[.C94]/1000" office:value-type="float" office:value="67.858" calcext:value-type="float">
            <text:p>67,8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47" calcext:value-type="float">
            <text:p>547</text:p>
          </table:table-cell>
          <table:table-cell table:formula="of:=[.A95]*60+[.B95]+[.C95]/1000" office:value-type="float" office:value="68.547" calcext:value-type="float">
            <text:p>68,5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A96]*60+[.B96]+[.C96]/1000" office:value-type="float" office:value="69.006" calcext:value-type="float">
            <text:p>69,0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75" calcext:value-type="float">
            <text:p>975</text:p>
          </table:table-cell>
          <table:table-cell table:formula="of:=[.A97]*60+[.B97]+[.C97]/1000" office:value-type="float" office:value="69.975" calcext:value-type="float">
            <text:p>69,9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formula="of:=[.A98]*60+[.B98]+[.C98]/1000" office:value-type="float" office:value="70.728" calcext:value-type="float">
            <text:p>70,7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78" calcext:value-type="float">
            <text:p>478</text:p>
          </table:table-cell>
          <table:table-cell table:formula="of:=[.A99]*60+[.B99]+[.C99]/1000" office:value-type="float" office:value="71.478" calcext:value-type="float">
            <text:p>71,4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4" calcext:value-type="float">
            <text:p>214</text:p>
          </table:table-cell>
          <table:table-cell table:formula="of:=[.A100]*60+[.B100]+[.C100]/1000" office:value-type="float" office:value="72.214" calcext:value-type="float">
            <text:p>72,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28" calcext:value-type="float">
            <text:p>928</text:p>
          </table:table-cell>
          <table:table-cell table:formula="of:=[.A101]*60+[.B101]+[.C101]/1000" office:value-type="float" office:value="72.928" calcext:value-type="float">
            <text:p>72,9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56" calcext:value-type="float">
            <text:p>656</text:p>
          </table:table-cell>
          <table:table-cell table:formula="of:=[.A102]*60+[.B102]+[.C102]/1000" office:value-type="float" office:value="73.656" calcext:value-type="float">
            <text:p>73,6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64" calcext:value-type="float">
            <text:p>364</text:p>
          </table:table-cell>
          <table:table-cell table:formula="of:=[.A103]*60+[.B103]+[.C103]/1000" office:value-type="float" office:value="74.364" calcext:value-type="float">
            <text:p>74,3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table:formula="of:=[.A104]*60+[.B104]+[.C104]/1000" office:value-type="float" office:value="75.056" calcext:value-type="float">
            <text:p>75,0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58" calcext:value-type="float">
            <text:p>758</text:p>
          </table:table-cell>
          <table:table-cell table:formula="of:=[.A105]*60+[.B105]+[.C105]/1000" office:value-type="float" office:value="75.758" calcext:value-type="float">
            <text:p>75,7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69" calcext:value-type="float">
            <text:p>469</text:p>
          </table:table-cell>
          <table:table-cell table:formula="of:=[.A106]*60+[.B106]+[.C106]/1000" office:value-type="float" office:value="76.469" calcext:value-type="float">
            <text:p>76,46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08" calcext:value-type="float">
            <text:p>208</text:p>
          </table:table-cell>
          <table:table-cell table:formula="of:=[.A107]*60+[.B107]+[.C107]/1000" office:value-type="float" office:value="77.208" calcext:value-type="float">
            <text:p>77,2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61" calcext:value-type="float">
            <text:p>961</text:p>
          </table:table-cell>
          <table:table-cell table:formula="of:=[.A108]*60+[.B108]+[.C108]/1000" office:value-type="float" office:value="77.961" calcext:value-type="float">
            <text:p>77,9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08" calcext:value-type="float">
            <text:p>708</text:p>
          </table:table-cell>
          <table:table-cell table:formula="of:=[.A109]*60+[.B109]+[.C109]/1000" office:value-type="float" office:value="78.708" calcext:value-type="float">
            <text:p>78,7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17" calcext:value-type="float">
            <text:p>417</text:p>
          </table:table-cell>
          <table:table-cell table:formula="of:=[.A110]*60+[.B110]+[.C110]/1000" office:value-type="float" office:value="79.417" calcext:value-type="float">
            <text:p>79,4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table:formula="of:=[.A111]*60+[.B111]+[.C111]/1000" office:value-type="float" office:value="80.097" calcext:value-type="float">
            <text:p>80,09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3" calcext:value-type="float">
            <text:p>803</text:p>
          </table:table-cell>
          <table:table-cell table:formula="of:=[.A112]*60+[.B112]+[.C112]/1000" office:value-type="float" office:value="80.803" calcext:value-type="float">
            <text:p>80,80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25" calcext:value-type="float">
            <text:p>525</text:p>
          </table:table-cell>
          <table:table-cell table:formula="of:=[.A113]*60+[.B113]+[.C113]/1000" office:value-type="float" office:value="81.525" calcext:value-type="float">
            <text:p>81,5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6" calcext:value-type="float">
            <text:p>236</text:p>
          </table:table-cell>
          <table:table-cell table:formula="of:=[.A114]*60+[.B114]+[.C114]/1000" office:value-type="float" office:value="82.236" calcext:value-type="float">
            <text:p>82,2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table:formula="of:=[.A115]*60+[.B115]+[.C115]/1000" office:value-type="float" office:value="82.969" calcext:value-type="float">
            <text:p>82,9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14" calcext:value-type="float">
            <text:p>714</text:p>
          </table:table-cell>
          <table:table-cell table:formula="of:=[.A116]*60+[.B116]+[.C116]/1000" office:value-type="float" office:value="83.714" calcext:value-type="float">
            <text:p>83,7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47" calcext:value-type="float">
            <text:p>447</text:p>
          </table:table-cell>
          <table:table-cell table:formula="of:=[.A117]*60+[.B117]+[.C117]/1000" office:value-type="float" office:value="84.447" calcext:value-type="float">
            <text:p>84,44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2" calcext:value-type="float">
            <text:p>172</text:p>
          </table:table-cell>
          <table:table-cell table:formula="of:=[.A118]*60+[.B118]+[.C118]/1000" office:value-type="float" office:value="85.172" calcext:value-type="float">
            <text:p>85,17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81" calcext:value-type="float">
            <text:p>881</text:p>
          </table:table-cell>
          <table:table-cell table:formula="of:=[.A119]*60+[.B119]+[.C119]/1000" office:value-type="float" office:value="85.881" calcext:value-type="float">
            <text:p>85,88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69" calcext:value-type="float">
            <text:p>569</text:p>
          </table:table-cell>
          <table:table-cell table:formula="of:=[.A120]*60+[.B120]+[.C120]/1000" office:value-type="float" office:value="86.569" calcext:value-type="float">
            <text:p>86,56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67" calcext:value-type="float">
            <text:p>267</text:p>
          </table:table-cell>
          <table:table-cell table:formula="of:=[.A121]*60+[.B121]+[.C121]/1000" office:value-type="float" office:value="87.267" calcext:value-type="float">
            <text:p>87,26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969" calcext:value-type="float">
            <text:p>969</text:p>
          </table:table-cell>
          <table:table-cell table:formula="of:=[.A122]*60+[.B122]+[.C122]/1000" office:value-type="float" office:value="87.969" calcext:value-type="float">
            <text:p>87,9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06" calcext:value-type="float">
            <text:p>706</text:p>
          </table:table-cell>
          <table:table-cell table:formula="of:=[.A123]*60+[.B123]+[.C123]/1000" office:value-type="float" office:value="88.706" calcext:value-type="float">
            <text:p>88,7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64" calcext:value-type="float">
            <text:p>464</text:p>
          </table:table-cell>
          <table:table-cell table:formula="of:=[.A124]*60+[.B124]+[.C124]/1000" office:value-type="float" office:value="89.464" calcext:value-type="float">
            <text:p>89,46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11" calcext:value-type="float">
            <text:p>211</text:p>
          </table:table-cell>
          <table:table-cell table:formula="of:=[.A125]*60+[.B125]+[.C125]/1000" office:value-type="float" office:value="90.211" calcext:value-type="float">
            <text:p>90,21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31" calcext:value-type="float">
            <text:p>931</text:p>
          </table:table-cell>
          <table:table-cell table:formula="of:=[.A126]*60+[.B126]+[.C126]/1000" office:value-type="float" office:value="90.931" calcext:value-type="float">
            <text:p>90,9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628" calcext:value-type="float">
            <text:p>628</text:p>
          </table:table-cell>
          <table:table-cell table:formula="of:=[.A127]*60+[.B127]+[.C127]/1000" office:value-type="float" office:value="91.628" calcext:value-type="float">
            <text:p>91,62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17" calcext:value-type="float">
            <text:p>317</text:p>
          </table:table-cell>
          <table:table-cell table:formula="of:=[.A128]*60+[.B128]+[.C128]/1000" office:value-type="float" office:value="92.317" calcext:value-type="float">
            <text:p>92,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[.A129]*60+[.B129]+[.C129]/1000" office:value-type="float" office:value="93.028" calcext:value-type="float">
            <text:p>93,02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747" calcext:value-type="float">
            <text:p>747</text:p>
          </table:table-cell>
          <table:table-cell table:formula="of:=[.A130]*60+[.B130]+[.C130]/1000" office:value-type="float" office:value="93.747" calcext:value-type="float">
            <text:p>93,74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72" calcext:value-type="float">
            <text:p>472</text:p>
          </table:table-cell>
          <table:table-cell table:formula="of:=[.A131]*60+[.B131]+[.C131]/1000" office:value-type="float" office:value="94.472" calcext:value-type="float">
            <text:p>94,47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06" calcext:value-type="float">
            <text:p>206</text:p>
          </table:table-cell>
          <table:table-cell table:formula="of:=[.A132]*60+[.B132]+[.C132]/1000" office:value-type="float" office:value="95.206" calcext:value-type="float">
            <text:p>95,20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50" calcext:value-type="float">
            <text:p>950</text:p>
          </table:table-cell>
          <table:table-cell table:formula="of:=[.A133]*60+[.B133]+[.C133]/1000" office:value-type="float" office:value="95.95" calcext:value-type="float">
            <text:p>95,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17" calcext:value-type="float">
            <text:p>717</text:p>
          </table:table-cell>
          <table:table-cell table:formula="of:=[.A134]*60+[.B134]+[.C134]/1000" office:value-type="float" office:value="96.717" calcext:value-type="float">
            <text:p>96,71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33" calcext:value-type="float">
            <text:p>433</text:p>
          </table:table-cell>
          <table:table-cell table:formula="of:=[.A135]*60+[.B135]+[.C135]/1000" office:value-type="float" office:value="97.433" calcext:value-type="float">
            <text:p>97,43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table:formula="of:=[.A136]*60+[.B136]+[.C136]/1000" office:value-type="float" office:value="98.117" calcext:value-type="float">
            <text:p>98,11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08" calcext:value-type="float">
            <text:p>808</text:p>
          </table:table-cell>
          <table:table-cell table:formula="of:=[.A137]*60+[.B137]+[.C137]/1000" office:value-type="float" office:value="98.808" calcext:value-type="float">
            <text:p>98,80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28" calcext:value-type="float">
            <text:p>528</text:p>
          </table:table-cell>
          <table:table-cell table:formula="of:=[.A138]*60+[.B138]+[.C138]/1000" office:value-type="float" office:value="99.528" calcext:value-type="float">
            <text:p>99,52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58" calcext:value-type="float">
            <text:p>258</text:p>
          </table:table-cell>
          <table:table-cell table:formula="of:=[.A139]*60+[.B139]+[.C139]/1000" office:value-type="float" office:value="100.258" calcext:value-type="float">
            <text:p>100,25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formula="of:=[.A140]*60+[.B140]+[.C140]/1000" office:value-type="float" office:value="101.017" calcext:value-type="float">
            <text:p>101,01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758" calcext:value-type="float">
            <text:p>758</text:p>
          </table:table-cell>
          <table:table-cell table:formula="of:=[.A141]*60+[.B141]+[.C141]/1000" office:value-type="float" office:value="101.758" calcext:value-type="float">
            <text:p>101,75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03" calcext:value-type="float">
            <text:p>203</text:p>
          </table:table-cell>
          <table:table-cell table:formula="of:=[.A142]*60+[.B142]+[.C142]/1000" office:value-type="float" office:value="102.203" calcext:value-type="float">
            <text:p>102,20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97" calcext:value-type="float">
            <text:p>197</text:p>
          </table:table-cell>
          <table:table-cell table:formula="of:=[.A143]*60+[.B143]+[.C143]/1000" office:value-type="float" office:value="103.197" calcext:value-type="float">
            <text:p>103,1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925" calcext:value-type="float">
            <text:p>925</text:p>
          </table:table-cell>
          <table:table-cell table:formula="of:=[.A144]*60+[.B144]+[.C144]/1000" office:value-type="float" office:value="103.925" calcext:value-type="float">
            <text:p>103,92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628" calcext:value-type="float">
            <text:p>628</text:p>
          </table:table-cell>
          <table:table-cell table:formula="of:=[.A145]*60+[.B145]+[.C145]/1000" office:value-type="float" office:value="104.628" calcext:value-type="float">
            <text:p>104,62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19" calcext:value-type="float">
            <text:p>319</text:p>
          </table:table-cell>
          <table:table-cell table:formula="of:=[.A146]*60+[.B146]+[.C146]/1000" office:value-type="float" office:value="105.319" calcext:value-type="float">
            <text:p>105,31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table:formula="of:=[.A147]*60+[.B147]+[.C147]/1000" office:value-type="float" office:value="106.017" calcext:value-type="float">
            <text:p>106,01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750" calcext:value-type="float">
            <text:p>750</text:p>
          </table:table-cell>
          <table:table-cell table:formula="of:=[.A148]*60+[.B148]+[.C148]/1000" office:value-type="float" office:value="106.75" calcext:value-type="float">
            <text:p>106,7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78" calcext:value-type="float">
            <text:p>478</text:p>
          </table:table-cell>
          <table:table-cell table:formula="of:=[.A149]*60+[.B149]+[.C149]/1000" office:value-type="float" office:value="107.478" calcext:value-type="float">
            <text:p>107,47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9" calcext:value-type="float">
            <text:p>219</text:p>
          </table:table-cell>
          <table:table-cell table:formula="of:=[.A150]*60+[.B150]+[.C150]/1000" office:value-type="float" office:value="108.219" calcext:value-type="float">
            <text:p>108,21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958" calcext:value-type="float">
            <text:p>958</text:p>
          </table:table-cell>
          <table:table-cell table:formula="of:=[.A151]*60+[.B151]+[.C151]/1000" office:value-type="float" office:value="108.958" calcext:value-type="float">
            <text:p>108,95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658" calcext:value-type="float">
            <text:p>658</text:p>
          </table:table-cell>
          <table:table-cell table:formula="of:=[.A152]*60+[.B152]+[.C152]/1000" office:value-type="float" office:value="109.658" calcext:value-type="float">
            <text:p>109,65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33" calcext:value-type="float">
            <text:p>333</text:p>
          </table:table-cell>
          <table:table-cell table:formula="of:=[.A153]*60+[.B153]+[.C153]/1000" office:value-type="float" office:value="110.333" calcext:value-type="float">
            <text:p>110,33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table:formula="of:=[.A154]*60+[.B154]+[.C154]/1000" office:value-type="float" office:value="111.042" calcext:value-type="float">
            <text:p>111,04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575" calcext:value-type="float">
            <text:p>7575</text:p>
          </table:table-cell>
          <table:table-cell table:formula="of:=[.A155]*60+[.B155]+[.C155]/1000" office:value-type="float" office:value="118.575" calcext:value-type="float">
            <text:p>118,57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69" calcext:value-type="float">
            <text:p>469</text:p>
          </table:table-cell>
          <table:table-cell table:formula="of:=[.A156]*60+[.B156]+[.C156]/1000" office:value-type="float" office:value="112.469" calcext:value-type="float">
            <text:p>112,46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81" calcext:value-type="float">
            <text:p>181</text:p>
          </table:table-cell>
          <table:table-cell table:formula="of:=[.A157]*60+[.B157]+[.C157]/1000" office:value-type="float" office:value="113.181" calcext:value-type="float">
            <text:p>113,18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914" calcext:value-type="float">
            <text:p>914</text:p>
          </table:table-cell>
          <table:table-cell table:formula="of:=[.A158]*60+[.B158]+[.C158]/1000" office:value-type="float" office:value="113.914" calcext:value-type="float">
            <text:p>113,91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44" calcext:value-type="float">
            <text:p>644</text:p>
          </table:table-cell>
          <table:table-cell table:formula="of:=[.A159]*60+[.B159]+[.C159]/1000" office:value-type="float" office:value="114.644" calcext:value-type="float">
            <text:p>114,64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353" calcext:value-type="float">
            <text:p>353</text:p>
          </table:table-cell>
          <table:table-cell table:formula="of:=[.A160]*60+[.B160]+[.C160]/1000" office:value-type="float" office:value="115.353" calcext:value-type="float">
            <text:p>115,35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formula="of:=[.A161]*60+[.B161]+[.C161]/1000" office:value-type="float" office:value="116.058" calcext:value-type="float">
            <text:p>116,05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42" calcext:value-type="float">
            <text:p>742</text:p>
          </table:table-cell>
          <table:table-cell table:formula="of:=[.A162]*60+[.B162]+[.C162]/1000" office:value-type="float" office:value="116.742" calcext:value-type="float">
            <text:p>116,74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428" calcext:value-type="float">
            <text:p>428</text:p>
          </table:table-cell>
          <table:table-cell table:formula="of:=[.A163]*60+[.B163]+[.C163]/1000" office:value-type="float" office:value="117.428" calcext:value-type="float">
            <text:p>117,42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22" calcext:value-type="float">
            <text:p>122</text:p>
          </table:table-cell>
          <table:table-cell table:formula="of:=[.A164]*60+[.B164]+[.C164]/1000" office:value-type="float" office:value="118.122" calcext:value-type="float">
            <text:p>118,12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869" calcext:value-type="float">
            <text:p>869</text:p>
          </table:table-cell>
          <table:table-cell table:formula="of:=[.A165]*60+[.B165]+[.C165]/1000" office:value-type="float" office:value="118.869" calcext:value-type="float">
            <text:p>118,86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06" calcext:value-type="float">
            <text:p>606</text:p>
          </table:table-cell>
          <table:table-cell table:formula="of:=[.A166]*60+[.B166]+[.C166]/1000" office:value-type="float" office:value="119.606" calcext:value-type="float">
            <text:p>119,60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table:formula="of:=[.A167]*60+[.B167]+[.C167]/1000" office:value-type="float" office:value="120.339" calcext:value-type="float">
            <text:p>120,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A168]*60+[.B168]+[.C168]/1000" office:value-type="float" office:value="121.036" calcext:value-type="float">
            <text:p>121,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 table:formula="of:=[.A169]*60+[.B169]+[.C169]/1000" office:value-type="float" office:value="121.719" calcext:value-type="float">
            <text:p>121,7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table:formula="of:=[.A170]*60+[.B170]+[.C170]/1000" office:value-type="float" office:value="122.392" calcext:value-type="float">
            <text:p>122,3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formula="of:=[.A171]*60+[.B171]+[.C171]/1000" office:value-type="float" office:value="123.092" calcext:value-type="float">
            <text:p>123,0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97" calcext:value-type="float">
            <text:p>797</text:p>
          </table:table-cell>
          <table:table-cell table:formula="of:=[.A172]*60+[.B172]+[.C172]/1000" office:value-type="float" office:value="123.797" calcext:value-type="float">
            <text:p>123,7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9" calcext:value-type="float">
            <text:p>489</text:p>
          </table:table-cell>
          <table:table-cell table:formula="of:=[.A173]*60+[.B173]+[.C173]/1000" office:value-type="float" office:value="124.489" calcext:value-type="float">
            <text:p>124,4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8" calcext:value-type="float">
            <text:p>208</text:p>
          </table:table-cell>
          <table:table-cell table:formula="of:=[.A174]*60+[.B174]+[.C174]/1000" office:value-type="float" office:value="125.208" calcext:value-type="float">
            <text:p>125,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42" calcext:value-type="float">
            <text:p>942</text:p>
          </table:table-cell>
          <table:table-cell table:formula="of:=[.A175]*60+[.B175]+[.C175]/1000" office:value-type="float" office:value="125.942" calcext:value-type="float">
            <text:p>125,9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89" calcext:value-type="float">
            <text:p>689</text:p>
          </table:table-cell>
          <table:table-cell table:formula="of:=[.A176]*60+[.B176]+[.C176]/1000" office:value-type="float" office:value="126.689" calcext:value-type="float">
            <text:p>126,6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formula="of:=[.A177]*60+[.B177]+[.C177]/1000" office:value-type="float" office:value="127.119" calcext:value-type="float">
            <text:p>127,1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formula="of:=[.A178]*60+[.B178]+[.C178]/1000" office:value-type="float" office:value="128.061" calcext:value-type="float">
            <text:p>128,0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42" calcext:value-type="float">
            <text:p>742</text:p>
          </table:table-cell>
          <table:table-cell table:formula="of:=[.A179]*60+[.B179]+[.C179]/1000" office:value-type="float" office:value="128.742" calcext:value-type="float">
            <text:p>128,7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28" calcext:value-type="float">
            <text:p>428</text:p>
          </table:table-cell>
          <table:table-cell table:formula="of:=[.A180]*60+[.B180]+[.C180]/1000" office:value-type="float" office:value="129.428" calcext:value-type="float">
            <text:p>129,4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table:formula="of:=[.A181]*60+[.B181]+[.C181]/1000" office:value-type="float" office:value="130.122" calcext:value-type="float">
            <text:p>130,1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53" calcext:value-type="float">
            <text:p>853</text:p>
          </table:table-cell>
          <table:table-cell table:formula="of:=[.A182]*60+[.B182]+[.C182]/1000" office:value-type="float" office:value="130.853" calcext:value-type="float">
            <text:p>130,8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86" calcext:value-type="float">
            <text:p>586</text:p>
          </table:table-cell>
          <table:table-cell table:formula="of:=[.A183]*60+[.B183]+[.C183]/1000" office:value-type="float" office:value="131.586" calcext:value-type="float">
            <text:p>131,5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19" calcext:value-type="float">
            <text:p>319</text:p>
          </table:table-cell>
          <table:table-cell table:formula="of:=[.A184]*60+[.B184]+[.C184]/1000" office:value-type="float" office:value="132.319" calcext:value-type="float">
            <text:p>132,3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formula="of:=[.A185]*60+[.B185]+[.C185]/1000" office:value-type="float" office:value="133.022" calcext:value-type="float">
            <text:p>133,0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22" calcext:value-type="float">
            <text:p>722</text:p>
          </table:table-cell>
          <table:table-cell table:formula="of:=[.A186]*60+[.B186]+[.C186]/1000" office:value-type="float" office:value="133.722" calcext:value-type="float">
            <text:p>133,7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25" calcext:value-type="float">
            <text:p>425</text:p>
          </table:table-cell>
          <table:table-cell table:formula="of:=[.A187]*60+[.B187]+[.C187]/1000" office:value-type="float" office:value="134.425" calcext:value-type="float">
            <text:p>134,4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19" calcext:value-type="float">
            <text:p>119</text:p>
          </table:table-cell>
          <table:table-cell table:formula="of:=[.A188]*60+[.B188]+[.C188]/1000" office:value-type="float" office:value="135.119" calcext:value-type="float">
            <text:p>135,1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03" calcext:value-type="float">
            <text:p>803</text:p>
          </table:table-cell>
          <table:table-cell table:formula="of:=[.A189]*60+[.B189]+[.C189]/1000" office:value-type="float" office:value="135.803" calcext:value-type="float">
            <text:p>135,8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11" calcext:value-type="float">
            <text:p>511</text:p>
          </table:table-cell>
          <table:table-cell table:formula="of:=[.A190]*60+[.B190]+[.C190]/1000" office:value-type="float" office:value="136.511" calcext:value-type="float">
            <text:p>136,5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table:formula="of:=[.A191]*60+[.B191]+[.C191]/1000" office:value-type="float" office:value="137.25" calcext:value-type="float">
            <text:p>137,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94" calcext:value-type="float">
            <text:p>994</text:p>
          </table:table-cell>
          <table:table-cell table:formula="of:=[.A192]*60+[.B192]+[.C192]/1000" office:value-type="float" office:value="137.994" calcext:value-type="float">
            <text:p>137,99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31" calcext:value-type="float">
            <text:p>731</text:p>
          </table:table-cell>
          <table:table-cell table:formula="of:=[.A193]*60+[.B193]+[.C193]/1000" office:value-type="float" office:value="138.731" calcext:value-type="float">
            <text:p>138,7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39" calcext:value-type="float">
            <text:p>439</text:p>
          </table:table-cell>
          <table:table-cell table:formula="of:=[.A194]*60+[.B194]+[.C194]/1000" office:value-type="float" office:value="139.439" calcext:value-type="float">
            <text:p>139,4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table:formula="of:=[.A195]*60+[.B195]+[.C195]/1000" office:value-type="float" office:value="140.133" calcext:value-type="float">
            <text:p>140,1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11" calcext:value-type="float">
            <text:p>811</text:p>
          </table:table-cell>
          <table:table-cell table:formula="of:=[.A196]*60+[.B196]+[.C196]/1000" office:value-type="float" office:value="140.811" calcext:value-type="float">
            <text:p>140,8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25" calcext:value-type="float">
            <text:p>525</text:p>
          </table:table-cell>
          <table:table-cell table:formula="of:=[.A197]*60+[.B197]+[.C197]/1000" office:value-type="float" office:value="141.525" calcext:value-type="float">
            <text:p>141,5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42" calcext:value-type="float">
            <text:p>242</text:p>
          </table:table-cell>
          <table:table-cell table:formula="of:=[.A198]*60+[.B198]+[.C198]/1000" office:value-type="float" office:value="142.242" calcext:value-type="float">
            <text:p>142,2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78" calcext:value-type="float">
            <text:p>978</text:p>
          </table:table-cell>
          <table:table-cell table:formula="of:=[.A199]*60+[.B199]+[.C199]/1000" office:value-type="float" office:value="142.978" calcext:value-type="float">
            <text:p>142,97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711" calcext:value-type="float">
            <text:p>711</text:p>
          </table:table-cell>
          <table:table-cell table:formula="of:=[.A200]*60+[.B200]+[.C200]/1000" office:value-type="float" office:value="143.711" calcext:value-type="float">
            <text:p>143,7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47" calcext:value-type="float">
            <text:p>447</text:p>
          </table:table-cell>
          <table:table-cell table:formula="of:=[.A201]*60+[.B201]+[.C201]/1000" office:value-type="float" office:value="144.447" calcext:value-type="float">
            <text:p>144,4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58" calcext:value-type="float">
            <text:p>158</text:p>
          </table:table-cell>
          <table:table-cell table:formula="of:=[.A202]*60+[.B202]+[.C202]/1000" office:value-type="float" office:value="145.158" calcext:value-type="float">
            <text:p>145,15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867" calcext:value-type="float">
            <text:p>867</text:p>
          </table:table-cell>
          <table:table-cell table:formula="of:=[.A203]*60+[.B203]+[.C203]/1000" office:value-type="float" office:value="145.867" calcext:value-type="float">
            <text:p>145,86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81" calcext:value-type="float">
            <text:p>581</text:p>
          </table:table-cell>
          <table:table-cell table:formula="of:=[.A204]*60+[.B204]+[.C204]/1000" office:value-type="float" office:value="146.581" calcext:value-type="float">
            <text:p>146,58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78" calcext:value-type="float">
            <text:p>278</text:p>
          </table:table-cell>
          <table:table-cell table:formula="of:=[.A205]*60+[.B205]+[.C205]/1000" office:value-type="float" office:value="147.278" calcext:value-type="float">
            <text:p>147,27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975" calcext:value-type="float">
            <text:p>975</text:p>
          </table:table-cell>
          <table:table-cell table:formula="of:=[.A206]*60+[.B206]+[.C206]/1000" office:value-type="float" office:value="147.975" calcext:value-type="float">
            <text:p>147,97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14" calcext:value-type="float">
            <text:p>714</text:p>
          </table:table-cell>
          <table:table-cell table:formula="of:=[.A207]*60+[.B207]+[.C207]/1000" office:value-type="float" office:value="148.714" calcext:value-type="float">
            <text:p>148,71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86" calcext:value-type="float">
            <text:p>486</text:p>
          </table:table-cell>
          <table:table-cell table:formula="of:=[.A208]*60+[.B208]+[.C208]/1000" office:value-type="float" office:value="149.486" calcext:value-type="float">
            <text:p>149,48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7" calcext:value-type="float">
            <text:p>217</text:p>
          </table:table-cell>
          <table:table-cell table:formula="of:=[.A209]*60+[.B209]+[.C209]/1000" office:value-type="float" office:value="150.217" calcext:value-type="float">
            <text:p>150,2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925" calcext:value-type="float">
            <text:p>925</text:p>
          </table:table-cell>
          <table:table-cell table:formula="of:=[.A210]*60+[.B210]+[.C210]/1000" office:value-type="float" office:value="150.925" calcext:value-type="float">
            <text:p>150,9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633" calcext:value-type="float">
            <text:p>633</text:p>
          </table:table-cell>
          <table:table-cell table:formula="of:=[.A211]*60+[.B211]+[.C211]/1000" office:value-type="float" office:value="151.633" calcext:value-type="float">
            <text:p>151,6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25" calcext:value-type="float">
            <text:p>325</text:p>
          </table:table-cell>
          <table:table-cell table:formula="of:=[.A212]*60+[.B212]+[.C212]/1000" office:value-type="float" office:value="152.325" calcext:value-type="float">
            <text:p>152,32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formula="of:=[.A213]*60+[.B213]+[.C213]/1000" office:value-type="float" office:value="153.031" calcext:value-type="float">
            <text:p>153,03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747" calcext:value-type="float">
            <text:p>747</text:p>
          </table:table-cell>
          <table:table-cell table:formula="of:=[.A214]*60+[.B214]+[.C214]/1000" office:value-type="float" office:value="153.747" calcext:value-type="float">
            <text:p>153,7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64" calcext:value-type="float">
            <text:p>464</text:p>
          </table:table-cell>
          <table:table-cell table:formula="of:=[.A215]*60+[.B215]+[.C215]/1000" office:value-type="float" office:value="154.464" calcext:value-type="float">
            <text:p>154,4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03" calcext:value-type="float">
            <text:p>203</text:p>
          </table:table-cell>
          <table:table-cell table:formula="of:=[.A216]*60+[.B216]+[.C216]/1000" office:value-type="float" office:value="155.203" calcext:value-type="float">
            <text:p>155,2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944" calcext:value-type="float">
            <text:p>944</text:p>
          </table:table-cell>
          <table:table-cell table:formula="of:=[.A217]*60+[.B217]+[.C217]/1000" office:value-type="float" office:value="155.944" calcext:value-type="float">
            <text:p>155,9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703" calcext:value-type="float">
            <text:p>703</text:p>
          </table:table-cell>
          <table:table-cell table:formula="of:=[.A218]*60+[.B218]+[.C218]/1000" office:value-type="float" office:value="156.703" calcext:value-type="float">
            <text:p>156,70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08" calcext:value-type="float">
            <text:p>408</text:p>
          </table:table-cell>
          <table:table-cell table:formula="of:=[.A219]*60+[.B219]+[.C219]/1000" office:value-type="float" office:value="157.408" calcext:value-type="float">
            <text:p>157,40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06" calcext:value-type="float">
            <text:p>106</text:p>
          </table:table-cell>
          <table:table-cell table:formula="of:=[.A220]*60+[.B220]+[.C220]/1000" office:value-type="float" office:value="158.106" calcext:value-type="float">
            <text:p>158,10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792" calcext:value-type="float">
            <text:p>792</text:p>
          </table:table-cell>
          <table:table-cell table:formula="of:=[.A221]*60+[.B221]+[.C221]/1000" office:value-type="float" office:value="158.792" calcext:value-type="float">
            <text:p>158,79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6" calcext:value-type="float">
            <text:p>206</text:p>
          </table:table-cell>
          <table:table-cell table:formula="of:=[.A222]*60+[.B222]+[.C222]/1000" office:value-type="float" office:value="159.206" calcext:value-type="float">
            <text:p>159,20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83" calcext:value-type="float">
            <text:p>183</text:p>
          </table:table-cell>
          <table:table-cell table:formula="of:=[.A223]*60+[.B223]+[.C223]/1000" office:value-type="float" office:value="160.183" calcext:value-type="float">
            <text:p>160,18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947" calcext:value-type="float">
            <text:p>947</text:p>
          </table:table-cell>
          <table:table-cell table:formula="of:=[.A224]*60+[.B224]+[.C224]/1000" office:value-type="float" office:value="160.947" calcext:value-type="float">
            <text:p>160,9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694" calcext:value-type="float">
            <text:p>694</text:p>
          </table:table-cell>
          <table:table-cell table:formula="of:=[.A225]*60+[.B225]+[.C225]/1000" office:value-type="float" office:value="161.694" calcext:value-type="float">
            <text:p>161,6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425" calcext:value-type="float">
            <text:p>425</text:p>
          </table:table-cell>
          <table:table-cell table:formula="of:=[.A226]*60+[.B226]+[.C226]/1000" office:value-type="float" office:value="162.425" calcext:value-type="float">
            <text:p>162,4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39" calcext:value-type="float">
            <text:p>139</text:p>
          </table:table-cell>
          <table:table-cell table:formula="of:=[.A227]*60+[.B227]+[.C227]/1000" office:value-type="float" office:value="163.139" calcext:value-type="float">
            <text:p>163,13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847" calcext:value-type="float">
            <text:p>847</text:p>
          </table:table-cell>
          <table:table-cell table:formula="of:=[.A228]*60+[.B228]+[.C228]/1000" office:value-type="float" office:value="163.847" calcext:value-type="float">
            <text:p>163,84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553" calcext:value-type="float">
            <text:p>553</text:p>
          </table:table-cell>
          <table:table-cell table:formula="of:=[.A229]*60+[.B229]+[.C229]/1000" office:value-type="float" office:value="164.553" calcext:value-type="float">
            <text:p>164,55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58" calcext:value-type="float">
            <text:p>258</text:p>
          </table:table-cell>
          <table:table-cell table:formula="of:=[.A230]*60+[.B230]+[.C230]/1000" office:value-type="float" office:value="165.258" calcext:value-type="float">
            <text:p>165,25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950" calcext:value-type="float">
            <text:p>950</text:p>
          </table:table-cell>
          <table:table-cell table:formula="of:=[.A231]*60+[.B231]+[.C231]/1000" office:value-type="float" office:value="165.95" calcext:value-type="float">
            <text:p>165,9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675" calcext:value-type="float">
            <text:p>675</text:p>
          </table:table-cell>
          <table:table-cell table:formula="of:=[.A232]*60+[.B232]+[.C232]/1000" office:value-type="float" office:value="166.675" calcext:value-type="float">
            <text:p>166,6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17" calcext:value-type="float">
            <text:p>417</text:p>
          </table:table-cell>
          <table:table-cell table:formula="of:=[.A233]*60+[.B233]+[.C233]/1000" office:value-type="float" office:value="167.417" calcext:value-type="float">
            <text:p>167,41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75" calcext:value-type="float">
            <text:p>175</text:p>
          </table:table-cell>
          <table:table-cell table:formula="of:=[.A234]*60+[.B234]+[.C234]/1000" office:value-type="float" office:value="168.175" calcext:value-type="float">
            <text:p>168,17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911" calcext:value-type="float">
            <text:p>911</text:p>
          </table:table-cell>
          <table:table-cell table:formula="of:=[.A235]*60+[.B235]+[.C235]/1000" office:value-type="float" office:value="168.911" calcext:value-type="float">
            <text:p>168,91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617" calcext:value-type="float">
            <text:p>617</text:p>
          </table:table-cell>
          <table:table-cell table:formula="of:=[.A236]*60+[.B236]+[.C236]/1000" office:value-type="float" office:value="169.617" calcext:value-type="float">
            <text:p>169,61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08" calcext:value-type="float">
            <text:p>308</text:p>
          </table:table-cell>
          <table:table-cell table:formula="of:=[.A237]*60+[.B237]+[.C237]/1000" office:value-type="float" office:value="170.308" calcext:value-type="float">
            <text:p>170,30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997" calcext:value-type="float">
            <text:p>997</text:p>
          </table:table-cell>
          <table:table-cell table:formula="of:=[.A238]*60+[.B238]+[.C238]/1000" office:value-type="float" office:value="170.997" calcext:value-type="float">
            <text:p>170,99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719" calcext:value-type="float">
            <text:p>719</text:p>
          </table:table-cell>
          <table:table-cell table:formula="of:=[.A239]*60+[.B239]+[.C239]/1000" office:value-type="float" office:value="171.719" calcext:value-type="float">
            <text:p>171,71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447" calcext:value-type="float">
            <text:p>447</text:p>
          </table:table-cell>
          <table:table-cell table:formula="of:=[.A240]*60+[.B240]+[.C240]/1000" office:value-type="float" office:value="172.447" calcext:value-type="float">
            <text:p>172,44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992" calcext:value-type="float">
            <text:p>1992</text:p>
          </table:table-cell>
          <table:table-cell table:formula="of:=[.A241]*60+[.B241]+[.C241]/1000" office:value-type="float" office:value="174.992" calcext:value-type="float">
            <text:p>174,99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914" calcext:value-type="float">
            <text:p>914</text:p>
          </table:table-cell>
          <table:table-cell table:formula="of:=[.A242]*60+[.B242]+[.C242]/1000" office:value-type="float" office:value="173.914" calcext:value-type="float">
            <text:p>173,91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656" calcext:value-type="float">
            <text:p>656</text:p>
          </table:table-cell>
          <table:table-cell table:formula="of:=[.A243]*60+[.B243]+[.C243]/1000" office:value-type="float" office:value="174.656" calcext:value-type="float">
            <text:p>174,65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358" calcext:value-type="float">
            <text:p>358</text:p>
          </table:table-cell>
          <table:table-cell table:formula="of:=[.A244]*60+[.B244]+[.C244]/1000" office:value-type="float" office:value="175.358" calcext:value-type="float">
            <text:p>175,35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table:formula="of:=[.A245]*60+[.B245]+[.C245]/1000" office:value-type="float" office:value="176.061" calcext:value-type="float">
            <text:p>176,06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64" calcext:value-type="float">
            <text:p>764</text:p>
          </table:table-cell>
          <table:table-cell table:formula="of:=[.A246]*60+[.B246]+[.C246]/1000" office:value-type="float" office:value="176.764" calcext:value-type="float">
            <text:p>176,7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461" calcext:value-type="float">
            <text:p>461</text:p>
          </table:table-cell>
          <table:table-cell table:formula="of:=[.A247]*60+[.B247]+[.C247]/1000" office:value-type="float" office:value="177.461" calcext:value-type="float">
            <text:p>177,46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53" calcext:value-type="float">
            <text:p>153</text:p>
          </table:table-cell>
          <table:table-cell table:formula="of:=[.A248]*60+[.B248]+[.C248]/1000" office:value-type="float" office:value="178.153" calcext:value-type="float">
            <text:p>178,15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889" calcext:value-type="float">
            <text:p>889</text:p>
          </table:table-cell>
          <table:table-cell table:formula="of:=[.A249]*60+[.B249]+[.C249]/1000" office:value-type="float" office:value="178.889" calcext:value-type="float">
            <text:p>178,88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650" calcext:value-type="float">
            <text:p>650</text:p>
          </table:table-cell>
          <table:table-cell table:formula="of:=[.A250]*60+[.B250]+[.C250]/1000" office:value-type="float" office:value="179.65" calcext:value-type="float">
            <text:p>179,6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table:formula="of:=[.A251]*60+[.B251]+[.C251]/1000" office:value-type="float" office:value="180.381" calcext:value-type="float">
            <text:p>180,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[.A252]*60+[.B252]+[.C252]/1000" office:value-type="float" office:value="181.075" calcext:value-type="float">
            <text:p>181,0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69" calcext:value-type="float">
            <text:p>769</text:p>
          </table:table-cell>
          <table:table-cell table:formula="of:=[.A253]*60+[.B253]+[.C253]/1000" office:value-type="float" office:value="181.769" calcext:value-type="float">
            <text:p>181,7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1" calcext:value-type="float">
            <text:p>461</text:p>
          </table:table-cell>
          <table:table-cell table:formula="of:=[.A254]*60+[.B254]+[.C254]/1000" office:value-type="float" office:value="182.461" calcext:value-type="float">
            <text:p>182,4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table:formula="of:=[.A255]*60+[.B255]+[.C255]/1000" office:value-type="float" office:value="183.147" calcext:value-type="float">
            <text:p>183,1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858" calcext:value-type="float">
            <text:p>858</text:p>
          </table:table-cell>
          <table:table-cell table:formula="of:=[.A256]*60+[.B256]+[.C256]/1000" office:value-type="float" office:value="183.858" calcext:value-type="float">
            <text:p>183,8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7" calcext:value-type="float">
            <text:p>567</text:p>
          </table:table-cell>
          <table:table-cell table:formula="of:=[.A257]*60+[.B257]+[.C257]/1000" office:value-type="float" office:value="184.567" calcext:value-type="float">
            <text:p>184,5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4" calcext:value-type="float">
            <text:p>294</text:p>
          </table:table-cell>
          <table:table-cell table:formula="of:=[.A258]*60+[.B258]+[.C258]/1000" office:value-type="float" office:value="185.294" calcext:value-type="float">
            <text:p>185,2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42" calcext:value-type="float">
            <text:p>742</text:p>
          </table:table-cell>
          <table:table-cell table:formula="of:=[.A259]*60+[.B259]+[.C259]/1000" office:value-type="float" office:value="185.742" calcext:value-type="float">
            <text:p>185,7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table:formula="of:=[.A260]*60+[.B260]+[.C260]/1000" office:value-type="float" office:value="186.744" calcext:value-type="float">
            <text:p>186,7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64" calcext:value-type="float">
            <text:p>464</text:p>
          </table:table-cell>
          <table:table-cell table:formula="of:=[.A261]*60+[.B261]+[.C261]/1000" office:value-type="float" office:value="187.464" calcext:value-type="float">
            <text:p>187,46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table:formula="of:=[.A262]*60+[.B262]+[.C262]/1000" office:value-type="float" office:value="188.156" calcext:value-type="float">
            <text:p>188,1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28" calcext:value-type="float">
            <text:p>828</text:p>
          </table:table-cell>
          <table:table-cell table:formula="of:=[.A263]*60+[.B263]+[.C263]/1000" office:value-type="float" office:value="188.828" calcext:value-type="float">
            <text:p>188,8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14" calcext:value-type="float">
            <text:p>514</text:p>
          </table:table-cell>
          <table:table-cell table:formula="of:=[.A264]*60+[.B264]+[.C264]/1000" office:value-type="float" office:value="189.514" calcext:value-type="float">
            <text:p>189,5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8" calcext:value-type="float">
            <text:p>208</text:p>
          </table:table-cell>
          <table:table-cell table:formula="of:=[.A265]*60+[.B265]+[.C265]/1000" office:value-type="float" office:value="190.208" calcext:value-type="float">
            <text:p>190,2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44" calcext:value-type="float">
            <text:p>944</text:p>
          </table:table-cell>
          <table:table-cell table:formula="of:=[.A266]*60+[.B266]+[.C266]/1000" office:value-type="float" office:value="190.944" calcext:value-type="float">
            <text:p>190,9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92" calcext:value-type="float">
            <text:p>692</text:p>
          </table:table-cell>
          <table:table-cell table:formula="of:=[.A267]*60+[.B267]+[.C267]/1000" office:value-type="float" office:value="191.692" calcext:value-type="float">
            <text:p>191,6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14" calcext:value-type="float">
            <text:p>414</text:p>
          </table:table-cell>
          <table:table-cell table:formula="of:=[.A268]*60+[.B268]+[.C268]/1000" office:value-type="float" office:value="192.414" calcext:value-type="float">
            <text:p>192,4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table:formula="of:=[.A269]*60+[.B269]+[.C269]/1000" office:value-type="float" office:value="193.117" calcext:value-type="float">
            <text:p>193,1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11" calcext:value-type="float">
            <text:p>811</text:p>
          </table:table-cell>
          <table:table-cell table:formula="of:=[.A270]*60+[.B270]+[.C270]/1000" office:value-type="float" office:value="193.811" calcext:value-type="float">
            <text:p>193,8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19" calcext:value-type="float">
            <text:p>519</text:p>
          </table:table-cell>
          <table:table-cell table:formula="of:=[.A271]*60+[.B271]+[.C271]/1000" office:value-type="float" office:value="194.519" calcext:value-type="float">
            <text:p>194,5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[.A272]*60+[.B272]+[.C272]/1000" office:value-type="float" office:value="195.203" calcext:value-type="float">
            <text:p>195,2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97" calcext:value-type="float">
            <text:p>897</text:p>
          </table:table-cell>
          <table:table-cell table:formula="of:=[.A273]*60+[.B273]+[.C273]/1000" office:value-type="float" office:value="195.897" calcext:value-type="float">
            <text:p>195,89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11" calcext:value-type="float">
            <text:p>611</text:p>
          </table:table-cell>
          <table:table-cell table:formula="of:=[.A274]*60+[.B274]+[.C274]/1000" office:value-type="float" office:value="196.611" calcext:value-type="float">
            <text:p>196,6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formula="of:=[.A275]*60+[.B275]+[.C275]/1000" office:value-type="float" office:value="197.35" calcext:value-type="float">
            <text:p>197,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table:formula="of:=[.A276]*60+[.B276]+[.C276]/1000" office:value-type="float" office:value="198.086" calcext:value-type="float">
            <text:p>198,08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31" calcext:value-type="float">
            <text:p>831</text:p>
          </table:table-cell>
          <table:table-cell table:formula="of:=[.A277]*60+[.B277]+[.C277]/1000" office:value-type="float" office:value="198.831" calcext:value-type="float">
            <text:p>198,8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31" calcext:value-type="float">
            <text:p>531</text:p>
          </table:table-cell>
          <table:table-cell table:formula="of:=[.A278]*60+[.B278]+[.C278]/1000" office:value-type="float" office:value="199.531" calcext:value-type="float">
            <text:p>199,5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19" calcext:value-type="float">
            <text:p>219</text:p>
          </table:table-cell>
          <table:table-cell table:formula="of:=[.A279]*60+[.B279]+[.C279]/1000" office:value-type="float" office:value="200.219" calcext:value-type="float">
            <text:p>200,2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table:formula="of:=[.A280]*60+[.B280]+[.C280]/1000" office:value-type="float" office:value="200.906" calcext:value-type="float">
            <text:p>200,9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47" calcext:value-type="float">
            <text:p>347</text:p>
          </table:table-cell>
          <table:table-cell table:formula="of:=[.A281]*60+[.B281]+[.C281]/1000" office:value-type="float" office:value="201.347" calcext:value-type="float">
            <text:p>201,34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50" calcext:value-type="float">
            <text:p>350</text:p>
          </table:table-cell>
          <table:table-cell table:formula="of:=[.A282]*60+[.B282]+[.C282]/1000" office:value-type="float" office:value="202.35" calcext:value-type="float">
            <text:p>202,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table:formula="of:=[.A283]*60+[.B283]+[.C283]/1000" office:value-type="float" office:value="203.103" calcext:value-type="float">
            <text:p>203,10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828" calcext:value-type="float">
            <text:p>828</text:p>
          </table:table-cell>
          <table:table-cell table:formula="of:=[.A284]*60+[.B284]+[.C284]/1000" office:value-type="float" office:value="203.828" calcext:value-type="float">
            <text:p>203,8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64" calcext:value-type="float">
            <text:p>564</text:p>
          </table:table-cell>
          <table:table-cell table:formula="of:=[.A285]*60+[.B285]+[.C285]/1000" office:value-type="float" office:value="204.564" calcext:value-type="float">
            <text:p>204,56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86" calcext:value-type="float">
            <text:p>286</text:p>
          </table:table-cell>
          <table:table-cell table:formula="of:=[.A286]*60+[.B286]+[.C286]/1000" office:value-type="float" office:value="205.286" calcext:value-type="float">
            <text:p>205,28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997" calcext:value-type="float">
            <text:p>997</text:p>
          </table:table-cell>
          <table:table-cell table:formula="of:=[.A287]*60+[.B287]+[.C287]/1000" office:value-type="float" office:value="205.997" calcext:value-type="float">
            <text:p>205,99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86" calcext:value-type="float">
            <text:p>386</text:p>
          </table:table-cell>
          <table:table-cell table:formula="of:=[.A288]*60+[.B288]+[.C288]/1000" office:value-type="float" office:value="206.386" calcext:value-type="float">
            <text:p>206,38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86" calcext:value-type="float">
            <text:p>386</text:p>
          </table:table-cell>
          <table:table-cell table:formula="of:=[.A289]*60+[.B289]+[.C289]/1000" office:value-type="float" office:value="207.386" calcext:value-type="float">
            <text:p>207,3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  <table:table-cell table:formula="of:=[.A290]*60+[.B290]+[.C290]/1000" office:value-type="float" office:value="208.103" calcext:value-type="float">
            <text:p>208,1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42" calcext:value-type="float">
            <text:p>842</text:p>
          </table:table-cell>
          <table:table-cell table:formula="of:=[.A291]*60+[.B291]+[.C291]/1000" office:value-type="float" office:value="208.842" calcext:value-type="float">
            <text:p>208,8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608" calcext:value-type="float">
            <text:p>608</text:p>
          </table:table-cell>
          <table:table-cell table:formula="of:=[.A292]*60+[.B292]+[.C292]/1000" office:value-type="float" office:value="209.608" calcext:value-type="float">
            <text:p>209,6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53" calcext:value-type="float">
            <text:p>353</text:p>
          </table:table-cell>
          <table:table-cell table:formula="of:=[.A293]*60+[.B293]+[.C293]/1000" office:value-type="float" office:value="210.353" calcext:value-type="float">
            <text:p>210,3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table:formula="of:=[.A294]*60+[.B294]+[.C294]/1000" office:value-type="float" office:value="211.064" calcext:value-type="float">
            <text:p>211,0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756" calcext:value-type="float">
            <text:p>756</text:p>
          </table:table-cell>
          <table:table-cell table:formula="of:=[.A295]*60+[.B295]+[.C295]/1000" office:value-type="float" office:value="211.756" calcext:value-type="float">
            <text:p>211,75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56" calcext:value-type="float">
            <text:p>456</text:p>
          </table:table-cell>
          <table:table-cell table:formula="of:=[.A296]*60+[.B296]+[.C296]/1000" office:value-type="float" office:value="212.456" calcext:value-type="float">
            <text:p>212,45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56" calcext:value-type="float">
            <text:p>156</text:p>
          </table:table-cell>
          <table:table-cell table:formula="of:=[.A297]*60+[.B297]+[.C297]/1000" office:value-type="float" office:value="213.156" calcext:value-type="float">
            <text:p>213,15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878" calcext:value-type="float">
            <text:p>878</text:p>
          </table:table-cell>
          <table:table-cell table:formula="of:=[.A298]*60+[.B298]+[.C298]/1000" office:value-type="float" office:value="213.878" calcext:value-type="float">
            <text:p>213,8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603" calcext:value-type="float">
            <text:p>603</text:p>
          </table:table-cell>
          <table:table-cell table:formula="of:=[.A299]*60+[.B299]+[.C299]/1000" office:value-type="float" office:value="214.603" calcext:value-type="float">
            <text:p>214,60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table:formula="of:=[.A300]*60+[.B300]+[.C300]/1000" office:value-type="float" office:value="215.35" calcext:value-type="float">
            <text:p>215,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formula="of:=[.A301]*60+[.B301]+[.C301]/1000" office:value-type="float" office:value="216.075" calcext:value-type="float">
            <text:p>216,07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819" calcext:value-type="float">
            <text:p>819</text:p>
          </table:table-cell>
          <table:table-cell table:formula="of:=[.A302]*60+[.B302]+[.C302]/1000" office:value-type="float" office:value="216.819" calcext:value-type="float">
            <text:p>216,81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533" calcext:value-type="float">
            <text:p>533</text:p>
          </table:table-cell>
          <table:table-cell table:formula="of:=[.A303]*60+[.B303]+[.C303]/1000" office:value-type="float" office:value="217.533" calcext:value-type="float">
            <text:p>217,53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25" calcext:value-type="float">
            <text:p>225</text:p>
          </table:table-cell>
          <table:table-cell table:formula="of:=[.A304]*60+[.B304]+[.C304]/1000" office:value-type="float" office:value="218.225" calcext:value-type="float">
            <text:p>218,22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908" calcext:value-type="float">
            <text:p>908</text:p>
          </table:table-cell>
          <table:table-cell table:formula="of:=[.A305]*60+[.B305]+[.C305]/1000" office:value-type="float" office:value="218.908" calcext:value-type="float">
            <text:p>218,90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17" calcext:value-type="float">
            <text:p>617</text:p>
          </table:table-cell>
          <table:table-cell table:formula="of:=[.A306]*60+[.B306]+[.C306]/1000" office:value-type="float" office:value="219.617" calcext:value-type="float">
            <text:p>219,61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22" calcext:value-type="float">
            <text:p>322</text:p>
          </table:table-cell>
          <table:table-cell table:formula="of:=[.A307]*60+[.B307]+[.C307]/1000" office:value-type="float" office:value="220.322" calcext:value-type="float">
            <text:p>220,32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table:formula="of:=[.A308]*60+[.B308]+[.C308]/1000" office:value-type="float" office:value="221.067" calcext:value-type="float">
            <text:p>221,06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822" calcext:value-type="float">
            <text:p>822</text:p>
          </table:table-cell>
          <table:table-cell table:formula="of:=[.A309]*60+[.B309]+[.C309]/1000" office:value-type="float" office:value="221.822" calcext:value-type="float">
            <text:p>221,82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556" calcext:value-type="float">
            <text:p>556</text:p>
          </table:table-cell>
          <table:table-cell table:formula="of:=[.A310]*60+[.B310]+[.C310]/1000" office:value-type="float" office:value="222.556" calcext:value-type="float">
            <text:p>222,5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47" calcext:value-type="float">
            <text:p>247</text:p>
          </table:table-cell>
          <table:table-cell table:formula="of:=[.A311]*60+[.B311]+[.C311]/1000" office:value-type="float" office:value="223.247" calcext:value-type="float">
            <text:p>223,24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956" calcext:value-type="float">
            <text:p>956</text:p>
          </table:table-cell>
          <table:table-cell table:formula="of:=[.A312]*60+[.B312]+[.C312]/1000" office:value-type="float" office:value="223.956" calcext:value-type="float">
            <text:p>223,95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672" calcext:value-type="float">
            <text:p>672</text:p>
          </table:table-cell>
          <table:table-cell table:formula="of:=[.A313]*60+[.B313]+[.C313]/1000" office:value-type="float" office:value="224.672" calcext:value-type="float">
            <text:p>224,67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61" calcext:value-type="float">
            <text:p>361</text:p>
          </table:table-cell>
          <table:table-cell table:formula="of:=[.A314]*60+[.B314]+[.C314]/1000" office:value-type="float" office:value="225.361" calcext:value-type="float">
            <text:p>225,36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formula="of:=[.A315]*60+[.B315]+[.C315]/1000" office:value-type="float" office:value="226.053" calcext:value-type="float">
            <text:p>226,05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781" calcext:value-type="float">
            <text:p>781</text:p>
          </table:table-cell>
          <table:table-cell table:formula="of:=[.A316]*60+[.B316]+[.C316]/1000" office:value-type="float" office:value="226.781" calcext:value-type="float">
            <text:p>226,78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517" calcext:value-type="float">
            <text:p>517</text:p>
          </table:table-cell>
          <table:table-cell table:formula="of:=[.A317]*60+[.B317]+[.C317]/1000" office:value-type="float" office:value="227.517" calcext:value-type="float">
            <text:p>227,51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53" calcext:value-type="float">
            <text:p>253</text:p>
          </table:table-cell>
          <table:table-cell table:formula="of:=[.A318]*60+[.B318]+[.C318]/1000" office:value-type="float" office:value="228.253" calcext:value-type="float">
            <text:p>228,25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992" calcext:value-type="float">
            <text:p>992</text:p>
          </table:table-cell>
          <table:table-cell table:formula="of:=[.A319]*60+[.B319]+[.C319]/1000" office:value-type="float" office:value="228.992" calcext:value-type="float">
            <text:p>228,99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94" calcext:value-type="float">
            <text:p>694</text:p>
          </table:table-cell>
          <table:table-cell table:formula="of:=[.A320]*60+[.B320]+[.C320]/1000" office:value-type="float" office:value="229.694" calcext:value-type="float">
            <text:p>229,69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72" calcext:value-type="float">
            <text:p>372</text:p>
          </table:table-cell>
          <table:table-cell table:formula="of:=[.A321]*60+[.B321]+[.C321]/1000" office:value-type="float" office:value="230.372" calcext:value-type="float">
            <text:p>230,3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formula="of:=[.A322]*60+[.B322]+[.C322]/1000" office:value-type="float" office:value="231.061" calcext:value-type="float">
            <text:p>231,06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789" calcext:value-type="float">
            <text:p>789</text:p>
          </table:table-cell>
          <table:table-cell table:formula="of:=[.A323]*60+[.B323]+[.C323]/1000" office:value-type="float" office:value="231.789" calcext:value-type="float">
            <text:p>231,78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508" calcext:value-type="float">
            <text:p>508</text:p>
          </table:table-cell>
          <table:table-cell table:formula="of:=[.A324]*60+[.B324]+[.C324]/1000" office:value-type="float" office:value="232.508" calcext:value-type="float">
            <text:p>232,50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table:formula="of:=[.A325]*60+[.B325]+[.C325]/1000" office:value-type="float" office:value="233.25" calcext:value-type="float">
            <text:p>233,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975" calcext:value-type="float">
            <text:p>975</text:p>
          </table:table-cell>
          <table:table-cell table:formula="of:=[.A326]*60+[.B326]+[.C326]/1000" office:value-type="float" office:value="233.975" calcext:value-type="float">
            <text:p>233,9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703" calcext:value-type="float">
            <text:p>703</text:p>
          </table:table-cell>
          <table:table-cell table:formula="of:=[.A327]*60+[.B327]+[.C327]/1000" office:value-type="float" office:value="234.703" calcext:value-type="float">
            <text:p>234,70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406" calcext:value-type="float">
            <text:p>406</text:p>
          </table:table-cell>
          <table:table-cell table:formula="of:=[.A328]*60+[.B328]+[.C328]/1000" office:value-type="float" office:value="235.406" calcext:value-type="float">
            <text:p>235,40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19" calcext:value-type="float">
            <text:p>119</text:p>
          </table:table-cell>
          <table:table-cell table:formula="of:=[.A329]*60+[.B329]+[.C329]/1000" office:value-type="float" office:value="236.119" calcext:value-type="float">
            <text:p>236,11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825" calcext:value-type="float">
            <text:p>825</text:p>
          </table:table-cell>
          <table:table-cell table:formula="of:=[.A330]*60+[.B330]+[.C330]/1000" office:value-type="float" office:value="236.825" calcext:value-type="float">
            <text:p>236,82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517" calcext:value-type="float">
            <text:p>517</text:p>
          </table:table-cell>
          <table:table-cell table:formula="of:=[.A331]*60+[.B331]+[.C331]/1000" office:value-type="float" office:value="237.517" calcext:value-type="float">
            <text:p>237,51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222" calcext:value-type="float">
            <text:p>222</text:p>
          </table:table-cell>
          <table:table-cell table:formula="of:=[.A332]*60+[.B332]+[.C332]/1000" office:value-type="float" office:value="238.222" calcext:value-type="float">
            <text:p>238,22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975" calcext:value-type="float">
            <text:p>975</text:p>
          </table:table-cell>
          <table:table-cell table:formula="of:=[.A333]*60+[.B333]+[.C333]/1000" office:value-type="float" office:value="238.975" calcext:value-type="float">
            <text:p>238,97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736" calcext:value-type="float">
            <text:p>736</text:p>
          </table:table-cell>
          <table:table-cell table:formula="of:=[.A334]*60+[.B334]+[.C334]/1000" office:value-type="float" office:value="239.736" calcext:value-type="float">
            <text:p>239,73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table:formula="of:=[.A335]*60+[.B335]+[.C335]/1000" office:value-type="float" office:value="240.472" calcext:value-type="float">
            <text:p>240,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table:formula="of:=[.A336]*60+[.B336]+[.C336]/1000" office:value-type="float" office:value="241.169" calcext:value-type="float">
            <text:p>241,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67" calcext:value-type="float">
            <text:p>867</text:p>
          </table:table-cell>
          <table:table-cell table:formula="of:=[.A337]*60+[.B337]+[.C337]/1000" office:value-type="float" office:value="241.867" calcext:value-type="float">
            <text:p>241,8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table:formula="of:=[.A338]*60+[.B338]+[.C338]/1000" office:value-type="float" office:value="242.55" calcext:value-type="float">
            <text:p>242,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table:formula="of:=[.A339]*60+[.B339]+[.C339]/1000" office:value-type="float" office:value="243.256" calcext:value-type="float">
            <text:p>243,2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78" calcext:value-type="float">
            <text:p>978</text:p>
          </table:table-cell>
          <table:table-cell table:formula="of:=[.A340]*60+[.B340]+[.C340]/1000" office:value-type="float" office:value="243.978" calcext:value-type="float">
            <text:p>243,9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06" calcext:value-type="float">
            <text:p>706</text:p>
          </table:table-cell>
          <table:table-cell table:formula="of:=[.A341]*60+[.B341]+[.C341]/1000" office:value-type="float" office:value="244.706" calcext:value-type="float">
            <text:p>244,7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58" calcext:value-type="float">
            <text:p>458</text:p>
          </table:table-cell>
          <table:table-cell table:formula="of:=[.A342]*60+[.B342]+[.C342]/1000" office:value-type="float" office:value="245.458" calcext:value-type="float">
            <text:p>245,4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7" calcext:value-type="float">
            <text:p>197</text:p>
          </table:table-cell>
          <table:table-cell table:formula="of:=[.A343]*60+[.B343]+[.C343]/1000" office:value-type="float" office:value="246.197" calcext:value-type="float">
            <text:p>246,1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47" calcext:value-type="float">
            <text:p>947</text:p>
          </table:table-cell>
          <table:table-cell table:formula="of:=[.A344]*60+[.B344]+[.C344]/1000" office:value-type="float" office:value="246.947" calcext:value-type="float">
            <text:p>246,9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58" calcext:value-type="float">
            <text:p>658</text:p>
          </table:table-cell>
          <table:table-cell table:formula="of:=[.A345]*60+[.B345]+[.C345]/1000" office:value-type="float" office:value="247.658" calcext:value-type="float">
            <text:p>247,6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56" calcext:value-type="float">
            <text:p>356</text:p>
          </table:table-cell>
          <table:table-cell table:formula="of:=[.A346]*60+[.B346]+[.C346]/1000" office:value-type="float" office:value="248.356" calcext:value-type="float">
            <text:p>248,3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formula="of:=[.A347]*60+[.B347]+[.C347]/1000" office:value-type="float" office:value="249.044" calcext:value-type="float">
            <text:p>249,0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575" calcext:value-type="float">
            <text:p>7575</text:p>
          </table:table-cell>
          <table:table-cell table:formula="of:=[.A348]*60+[.B348]+[.C348]/1000" office:value-type="float" office:value="256.575" calcext:value-type="float">
            <text:p>256,5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78" calcext:value-type="float">
            <text:p>478</text:p>
          </table:table-cell>
          <table:table-cell table:formula="of:=[.A349]*60+[.B349]+[.C349]/1000" office:value-type="float" office:value="250.478" calcext:value-type="float">
            <text:p>250,4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3" calcext:value-type="float">
            <text:p>233</text:p>
          </table:table-cell>
          <table:table-cell table:formula="of:=[.A350]*60+[.B350]+[.C350]/1000" office:value-type="float" office:value="251.233" calcext:value-type="float">
            <text:p>251,2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86" calcext:value-type="float">
            <text:p>986</text:p>
          </table:table-cell>
          <table:table-cell table:formula="of:=[.A351]*60+[.B351]+[.C351]/1000" office:value-type="float" office:value="251.986" calcext:value-type="float">
            <text:p>251,9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25" calcext:value-type="float">
            <text:p>725</text:p>
          </table:table-cell>
          <table:table-cell table:formula="of:=[.A352]*60+[.B352]+[.C352]/1000" office:value-type="float" office:value="252.725" calcext:value-type="float">
            <text:p>252,7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25" calcext:value-type="float">
            <text:p>425</text:p>
          </table:table-cell>
          <table:table-cell table:formula="of:=[.A353]*60+[.B353]+[.C353]/1000" office:value-type="float" office:value="253.425" calcext:value-type="float">
            <text:p>253,4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28" calcext:value-type="float">
            <text:p>1228</text:p>
          </table:table-cell>
          <table:table-cell table:formula="of:=[.A354]*60+[.B354]+[.C354]/1000" office:value-type="float" office:value="255.228" calcext:value-type="float">
            <text:p>255,2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50" calcext:value-type="float">
            <text:p>850</text:p>
          </table:table-cell>
          <table:table-cell table:formula="of:=[.A355]*60+[.B355]+[.C355]/1000" office:value-type="float" office:value="254.85" calcext:value-type="float">
            <text:p>254,8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56" calcext:value-type="float">
            <text:p>556</text:p>
          </table:table-cell>
          <table:table-cell table:formula="of:=[.A356]*60+[.B356]+[.C356]/1000" office:value-type="float" office:value="255.556" calcext:value-type="float">
            <text:p>255,5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61" calcext:value-type="float">
            <text:p>261</text:p>
          </table:table-cell>
          <table:table-cell table:formula="of:=[.A357]*60+[.B357]+[.C357]/1000" office:value-type="float" office:value="256.261" calcext:value-type="float">
            <text:p>256,2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A358]*60+[.B358]+[.C358]/1000" office:value-type="float" office:value="257.006" calcext:value-type="float">
            <text:p>257,0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753" calcext:value-type="float">
            <text:p>753</text:p>
          </table:table-cell>
          <table:table-cell table:formula="of:=[.A359]*60+[.B359]+[.C359]/1000" office:value-type="float" office:value="257.753" calcext:value-type="float">
            <text:p>257,7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table:formula="of:=[.A360]*60+[.B360]+[.C360]/1000" office:value-type="float" office:value="258.5" calcext:value-type="float">
            <text:p>258,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table:formula="of:=[.A361]*60+[.B361]+[.C361]/1000" office:value-type="float" office:value="259.25" calcext:value-type="float">
            <text:p>259,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53" calcext:value-type="float">
            <text:p>953</text:p>
          </table:table-cell>
          <table:table-cell table:formula="of:=[.A362]*60+[.B362]+[.C362]/1000" office:value-type="float" office:value="259.953" calcext:value-type="float">
            <text:p>259,9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36" calcext:value-type="float">
            <text:p>636</text:p>
          </table:table-cell>
          <table:table-cell table:formula="of:=[.A363]*60+[.B363]+[.C363]/1000" office:value-type="float" office:value="260.636" calcext:value-type="float">
            <text:p>260,6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44" calcext:value-type="float">
            <text:p>344</text:p>
          </table:table-cell>
          <table:table-cell table:formula="of:=[.A364]*60+[.B364]+[.C364]/1000" office:value-type="float" office:value="261.344" calcext:value-type="float">
            <text:p>261,3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table:formula="of:=[.A365]*60+[.B365]+[.C365]/1000" office:value-type="float" office:value="262.094" calcext:value-type="float">
            <text:p>262,09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831" calcext:value-type="float">
            <text:p>831</text:p>
          </table:table-cell>
          <table:table-cell table:formula="of:=[.A366]*60+[.B366]+[.C366]/1000" office:value-type="float" office:value="262.831" calcext:value-type="float">
            <text:p>262,8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69" calcext:value-type="float">
            <text:p>569</text:p>
          </table:table-cell>
          <table:table-cell table:formula="of:=[.A367]*60+[.B367]+[.C367]/1000" office:value-type="float" office:value="263.569" calcext:value-type="float">
            <text:p>263,5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22" calcext:value-type="float">
            <text:p>322</text:p>
          </table:table-cell>
          <table:table-cell table:formula="of:=[.A368]*60+[.B368]+[.C368]/1000" office:value-type="float" office:value="264.322" calcext:value-type="float">
            <text:p>264,3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table:formula="of:=[.A369]*60+[.B369]+[.C369]/1000" office:value-type="float" office:value="265.067" calcext:value-type="float">
            <text:p>265,06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81" calcext:value-type="float">
            <text:p>781</text:p>
          </table:table-cell>
          <table:table-cell table:formula="of:=[.A370]*60+[.B370]+[.C370]/1000" office:value-type="float" office:value="265.781" calcext:value-type="float">
            <text:p>265,78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89" calcext:value-type="float">
            <text:p>489</text:p>
          </table:table-cell>
          <table:table-cell table:formula="of:=[.A371]*60+[.B371]+[.C371]/1000" office:value-type="float" office:value="266.489" calcext:value-type="float">
            <text:p>266,48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992" calcext:value-type="float">
            <text:p>1992</text:p>
          </table:table-cell>
          <table:table-cell table:formula="of:=[.A372]*60+[.B372]+[.C372]/1000" office:value-type="float" office:value="268.992" calcext:value-type="float">
            <text:p>268,99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03" calcext:value-type="float">
            <text:p>903</text:p>
          </table:table-cell>
          <table:table-cell table:formula="of:=[.A373]*60+[.B373]+[.C373]/1000" office:value-type="float" office:value="267.903" calcext:value-type="float">
            <text:p>267,90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31" calcext:value-type="float">
            <text:p>631</text:p>
          </table:table-cell>
          <table:table-cell table:formula="of:=[.A374]*60+[.B374]+[.C374]/1000" office:value-type="float" office:value="268.631" calcext:value-type="float">
            <text:p>268,6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03" calcext:value-type="float">
            <text:p>403</text:p>
          </table:table-cell>
          <table:table-cell table:formula="of:=[.A375]*60+[.B375]+[.C375]/1000" office:value-type="float" office:value="269.403" calcext:value-type="float">
            <text:p>269,4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6" calcext:value-type="float">
            <text:p>156</text:p>
          </table:table-cell>
          <table:table-cell table:formula="of:=[.A376]*60+[.B376]+[.C376]/1000" office:value-type="float" office:value="270.156" calcext:value-type="float">
            <text:p>270,15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94" calcext:value-type="float">
            <text:p>894</text:p>
          </table:table-cell>
          <table:table-cell table:formula="of:=[.A377]*60+[.B377]+[.C377]/1000" office:value-type="float" office:value="270.894" calcext:value-type="float">
            <text:p>270,89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603" calcext:value-type="float">
            <text:p>603</text:p>
          </table:table-cell>
          <table:table-cell table:formula="of:=[.A378]*60+[.B378]+[.C378]/1000" office:value-type="float" office:value="271.603" calcext:value-type="float">
            <text:p>271,60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06" calcext:value-type="float">
            <text:p>306</text:p>
          </table:table-cell>
          <table:table-cell table:formula="of:=[.A379]*60+[.B379]+[.C379]/1000" office:value-type="float" office:value="272.306" calcext:value-type="float">
            <text:p>272,30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994" calcext:value-type="float">
            <text:p>994</text:p>
          </table:table-cell>
          <table:table-cell table:formula="of:=[.A380]*60+[.B380]+[.C380]/1000" office:value-type="float" office:value="272.994" calcext:value-type="float">
            <text:p>272,99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725" calcext:value-type="float">
            <text:p>725</text:p>
          </table:table-cell>
          <table:table-cell table:formula="of:=[.A381]*60+[.B381]+[.C381]/1000" office:value-type="float" office:value="273.725" calcext:value-type="float">
            <text:p>273,72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69" calcext:value-type="float">
            <text:p>469</text:p>
          </table:table-cell>
          <table:table-cell table:formula="of:=[.A382]*60+[.B382]+[.C382]/1000" office:value-type="float" office:value="274.469" calcext:value-type="float">
            <text:p>274,46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formula="of:=[.A383]*60+[.B383]+[.C383]/1000" office:value-type="float" office:value="275.214" calcext:value-type="float">
            <text:p>275,2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953" calcext:value-type="float">
            <text:p>953</text:p>
          </table:table-cell>
          <table:table-cell table:formula="of:=[.A384]*60+[.B384]+[.C384]/1000" office:value-type="float" office:value="275.953" calcext:value-type="float">
            <text:p>275,95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714" calcext:value-type="float">
            <text:p>714</text:p>
          </table:table-cell>
          <table:table-cell table:formula="of:=[.A385]*60+[.B385]+[.C385]/1000" office:value-type="float" office:value="276.714" calcext:value-type="float">
            <text:p>276,71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47" calcext:value-type="float">
            <text:p>447</text:p>
          </table:table-cell>
          <table:table-cell table:formula="of:=[.A386]*60+[.B386]+[.C386]/1000" office:value-type="float" office:value="277.447" calcext:value-type="float">
            <text:p>277,44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53" calcext:value-type="float">
            <text:p>153</text:p>
          </table:table-cell>
          <table:table-cell table:formula="of:=[.A387]*60+[.B387]+[.C387]/1000" office:value-type="float" office:value="278.153" calcext:value-type="float">
            <text:p>278,15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842" calcext:value-type="float">
            <text:p>842</text:p>
          </table:table-cell>
          <table:table-cell table:formula="of:=[.A388]*60+[.B388]+[.C388]/1000" office:value-type="float" office:value="278.842" calcext:value-type="float">
            <text:p>278,8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42" calcext:value-type="float">
            <text:p>542</text:p>
          </table:table-cell>
          <table:table-cell table:formula="of:=[.A389]*60+[.B389]+[.C389]/1000" office:value-type="float" office:value="279.542" calcext:value-type="float">
            <text:p>279,54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61" calcext:value-type="float">
            <text:p>261</text:p>
          </table:table-cell>
          <table:table-cell table:formula="of:=[.A390]*60+[.B390]+[.C390]/1000" office:value-type="float" office:value="280.261" calcext:value-type="float">
            <text:p>280,26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391]*60+[.B391]+[.C391]/1000" office:value-type="float" office:value="281.014" calcext:value-type="float">
            <text:p>281,0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778" calcext:value-type="float">
            <text:p>778</text:p>
          </table:table-cell>
          <table:table-cell table:formula="of:=[.A392]*60+[.B392]+[.C392]/1000" office:value-type="float" office:value="281.778" calcext:value-type="float">
            <text:p>281,77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table:formula="of:=[.A393]*60+[.B393]+[.C393]/1000" office:value-type="float" office:value="282.5" calcext:value-type="float">
            <text:p>282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217" calcext:value-type="float">
            <text:p>217</text:p>
          </table:table-cell>
          <table:table-cell table:formula="of:=[.A394]*60+[.B394]+[.C394]/1000" office:value-type="float" office:value="283.217" calcext:value-type="float">
            <text:p>283,2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650" calcext:value-type="float">
            <text:p>650</text:p>
          </table:table-cell>
          <table:table-cell table:formula="of:=[.A395]*60+[.B395]+[.C395]/1000" office:value-type="float" office:value="283.65" calcext:value-type="float">
            <text:p>283,6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36" calcext:value-type="float">
            <text:p>636</text:p>
          </table:table-cell>
          <table:table-cell table:formula="of:=[.A396]*60+[.B396]+[.C396]/1000" office:value-type="float" office:value="284.636" calcext:value-type="float">
            <text:p>284,63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33" calcext:value-type="float">
            <text:p>333</text:p>
          </table:table-cell>
          <table:table-cell table:formula="of:=[.A397]*60+[.B397]+[.C397]/1000" office:value-type="float" office:value="285.333" calcext:value-type="float">
            <text:p>285,33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formula="of:=[.A398]*60+[.B398]+[.C398]/1000" office:value-type="float" office:value="286.036" calcext:value-type="float">
            <text:p>286,03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761" calcext:value-type="float">
            <text:p>761</text:p>
          </table:table-cell>
          <table:table-cell table:formula="of:=[.A399]*60+[.B399]+[.C399]/1000" office:value-type="float" office:value="286.761" calcext:value-type="float">
            <text:p>286,76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503" calcext:value-type="float">
            <text:p>503</text:p>
          </table:table-cell>
          <table:table-cell table:formula="of:=[.A400]*60+[.B400]+[.C400]/1000" office:value-type="float" office:value="287.503" calcext:value-type="float">
            <text:p>287,50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31" calcext:value-type="float">
            <text:p>231</text:p>
          </table:table-cell>
          <table:table-cell table:formula="of:=[.A401]*60+[.B401]+[.C401]/1000" office:value-type="float" office:value="288.231" calcext:value-type="float">
            <text:p>288,23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958" calcext:value-type="float">
            <text:p>958</text:p>
          </table:table-cell>
          <table:table-cell table:formula="of:=[.A402]*60+[.B402]+[.C402]/1000" office:value-type="float" office:value="288.958" calcext:value-type="float">
            <text:p>288,95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661" calcext:value-type="float">
            <text:p>661</text:p>
          </table:table-cell>
          <table:table-cell table:formula="of:=[.A403]*60+[.B403]+[.C403]/1000" office:value-type="float" office:value="289.661" calcext:value-type="float">
            <text:p>289,66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56" calcext:value-type="float">
            <text:p>356</text:p>
          </table:table-cell>
          <table:table-cell table:formula="of:=[.A404]*60+[.B404]+[.C404]/1000" office:value-type="float" office:value="290.356" calcext:value-type="float">
            <text:p>290,35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table:formula="of:=[.A405]*60+[.B405]+[.C405]/1000" office:value-type="float" office:value="291.031" calcext:value-type="float">
            <text:p>291,03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742" calcext:value-type="float">
            <text:p>742</text:p>
          </table:table-cell>
          <table:table-cell table:formula="of:=[.A406]*60+[.B406]+[.C406]/1000" office:value-type="float" office:value="291.742" calcext:value-type="float">
            <text:p>291,74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1" calcext:value-type="float">
            <text:p>481</text:p>
          </table:table-cell>
          <table:table-cell table:formula="of:=[.A407]*60+[.B407]+[.C407]/1000" office:value-type="float" office:value="292.481" calcext:value-type="float">
            <text:p>292,48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219" calcext:value-type="float">
            <text:p>219</text:p>
          </table:table-cell>
          <table:table-cell table:formula="of:=[.A408]*60+[.B408]+[.C408]/1000" office:value-type="float" office:value="293.219" calcext:value-type="float">
            <text:p>293,21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936" calcext:value-type="float">
            <text:p>936</text:p>
          </table:table-cell>
          <table:table-cell table:formula="of:=[.A409]*60+[.B409]+[.C409]/1000" office:value-type="float" office:value="293.936" calcext:value-type="float">
            <text:p>293,93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669" calcext:value-type="float">
            <text:p>669</text:p>
          </table:table-cell>
          <table:table-cell table:formula="of:=[.A410]*60+[.B410]+[.C410]/1000" office:value-type="float" office:value="294.669" calcext:value-type="float">
            <text:p>294,66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383" calcext:value-type="float">
            <text:p>383</text:p>
          </table:table-cell>
          <table:table-cell table:formula="of:=[.A411]*60+[.B411]+[.C411]/1000" office:value-type="float" office:value="295.383" calcext:value-type="float">
            <text:p>295,38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table:formula="of:=[.A412]*60+[.B412]+[.C412]/1000" office:value-type="float" office:value="296.081" calcext:value-type="float">
            <text:p>296,08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783" calcext:value-type="float">
            <text:p>783</text:p>
          </table:table-cell>
          <table:table-cell table:formula="of:=[.A413]*60+[.B413]+[.C413]/1000" office:value-type="float" office:value="296.783" calcext:value-type="float">
            <text:p>296,78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472" calcext:value-type="float">
            <text:p>472</text:p>
          </table:table-cell>
          <table:table-cell table:formula="of:=[.A414]*60+[.B414]+[.C414]/1000" office:value-type="float" office:value="297.472" calcext:value-type="float">
            <text:p>297,47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8" calcext:value-type="float">
            <text:p>178</text:p>
          </table:table-cell>
          <table:table-cell table:formula="of:=[.A415]*60+[.B415]+[.C415]/1000" office:value-type="float" office:value="298.178" calcext:value-type="float">
            <text:p>298,1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897" calcext:value-type="float">
            <text:p>897</text:p>
          </table:table-cell>
          <table:table-cell table:formula="of:=[.A416]*60+[.B416]+[.C416]/1000" office:value-type="float" office:value="298.897" calcext:value-type="float">
            <text:p>298,8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656" calcext:value-type="float">
            <text:p>656</text:p>
          </table:table-cell>
          <table:table-cell table:formula="of:=[.A417]*60+[.B417]+[.C417]/1000" office:value-type="float" office:value="299.656" calcext:value-type="float">
            <text:p>299,656</text:p>
          </table:table-cell>
          <table:table-cell office:value-type="float" office:value="83" calcext:value-type="float">
            <text:p>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6T11:27:12.595394487</dc:date>
    <meta:editing-duration>PT10M20S</meta:editing-duration>
    <meta:editing-cycles>1</meta:editing-cycles>
    <meta:document-statistic meta:table-count="1" meta:cell-count="2002" meta:object-count="0"/>
    <meta:generator>LibreOffice/5.2.7.2$Linux_X86_64 LibreOffice_project/20m0$Build-2</meta:generator>
  </office:meta>
</office:document-meta>
</file>